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4d2a95"/>
    </style:style>
    <style:style style:name="P4" style:family="paragraph" style:parent-style-name="Heading_20_2">
      <style:text-properties officeooo:rsid="05710b4c" officeooo:paragraph-rsid="05710b4c"/>
    </style:style>
    <style:style style:name="P5" style:family="paragraph" style:parent-style-name="Heading_20_2">
      <style:text-properties fo:color="#000000" loext:opacity="100%" style:text-outline="false" style:text-line-through-style="none" style:text-line-through-type="none" style:font-name="Liberation Sans" fo:font-size="48pt" fo:font-style="normal" fo:text-shadow="none" style:text-underline-style="none" fo:font-weight="bold" officeooo:rsid="05e7808b" officeooo:paragraph-rsid="05e7808b" style:letter-kerning="true" style:font-size-asian="48pt" style:font-style-asian="normal" style:font-weight-asian="bold" style:text-emphasize="none"/>
    </style:style>
    <style:style style:name="P6" style:family="paragraph" style:parent-style-name="Text_20_body">
      <style:text-properties style:font-name="David CLM" officeooo:rsid="02d00e5f" officeooo:paragraph-rsid="032aa1da" style:font-name-complex="David CLM"/>
    </style:style>
    <style:style style:name="P7" style:family="paragraph" style:parent-style-name="Text_20_body">
      <style:text-properties officeooo:paragraph-rsid="0551c3ca"/>
    </style:style>
    <style:style style:name="P8"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539eeb9" style:font-size-asian="12pt" style:font-name-complex="David CLM" style:font-size-complex="12pt"/>
    </style:style>
    <style:style style:name="P9" style:family="paragraph" style:parent-style-name="Default">
      <style:paragraph-properties fo:text-align="end" style:justify-single-word="false" style:writing-mode="rl-tb"/>
      <style:text-properties style:use-window-font-color="true" loext:opacity="0%" style:font-name="David CLM" fo:font-size="12pt" officeooo:rsid="0539eeb9" officeooo:paragraph-rsid="0539eeb9" style:font-size-asian="12pt" style:font-name-complex="David CLM" style:font-size-complex="12pt"/>
    </style:style>
    <style:style style:name="P10" style:family="paragraph" style:parent-style-name="Default">
      <style:paragraph-properties fo:text-align="end" style:justify-single-word="false" style:writing-mode="rl-tb"/>
      <style:text-properties style:use-window-font-color="true" loext:opacity="0%" style:font-name="David CLM" fo:font-size="12pt" officeooo:paragraph-rsid="0597735c" style:font-size-asian="12pt" style:font-name-complex="David CLM" style:font-size-complex="12pt"/>
    </style:style>
    <style:style style:name="P11" style:family="paragraph" style:parent-style-name="Default">
      <style:paragraph-properties fo:text-align="end" style:justify-single-word="false" style:writing-mode="rl-tb"/>
      <style:text-properties style:use-window-font-color="true" loext:opacity="0%" style:font-name="David CLM" fo:font-size="12pt" officeooo:rsid="053f6dcc" officeooo:paragraph-rsid="05532347" style:font-size-asian="12pt" style:font-name-complex="David CLM" style:font-size-complex="12pt"/>
    </style:style>
    <style:style style:name="P12"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3"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14"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15"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4ef80" officeooo:paragraph-rsid="06078b06" style:letter-kerning="true" style:font-size-asian="12pt" style:font-style-asian="normal" style:font-weight-asian="normal" style:font-name-complex="David CLM" style:font-size-complex="12pt" style:text-emphasize="none"/>
    </style:style>
    <style:style style:name="P16"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59db8" officeooo:paragraph-rsid="06078b06" style:letter-kerning="true" style:font-size-asian="12pt" style:font-style-asian="normal" style:font-weight-asian="normal" style:font-name-complex="David CLM" style:font-size-complex="12pt" style:text-emphasize="none"/>
    </style:style>
    <style:style style:name="P17" style:family="paragraph" style:parent-style-name="Default">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02e" officeooo:paragraph-rsid="056b27c0" style:letter-kerning="true" style:font-size-asian="12pt" style:font-style-asian="normal" style:font-weight-asian="normal" style:font-name-complex="David CLM" style:font-size-complex="12pt" style:text-emphasize="none"/>
    </style:style>
    <style:style style:name="P18"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Default">
      <style:paragraph-properties style:line-height-at-least="0.139in" fo:text-align="end" style:justify-single-word="false" style:writing-mode="rl-tb"/>
      <style:text-properties officeooo:paragraph-rsid="0561c97f"/>
    </style:style>
    <style:style style:name="P21" style:family="paragraph" style:parent-style-name="Default">
      <style:paragraph-properties style:line-height-at-least="0.139in" fo:text-align="end" style:justify-single-word="false" style:writing-mode="rl-tb"/>
      <style:text-properties officeooo:paragraph-rsid="0608a2fb"/>
    </style:style>
    <style:style style:name="P22" style:family="paragraph" style:parent-style-name="Default">
      <style:paragraph-properties style:line-height-at-least="0.139in" fo:text-align="end" style:justify-single-word="false" style:writing-mode="rl-tb"/>
      <style:text-properties officeooo:rsid="05619fb1" officeooo:paragraph-rsid="05619fb1"/>
    </style:style>
    <style:style style:name="P23" style:family="paragraph" style:parent-style-name="Default">
      <style:paragraph-properties style:line-height-at-least="0.139in" fo:text-align="end" style:justify-single-word="false" style:writing-mode="rl-tb"/>
      <style:text-properties officeooo:rsid="056b27c0" officeooo:paragraph-rsid="056b27c0"/>
    </style:style>
    <style:style style:name="P24"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31"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32" style:family="paragraph" style:parent-style-name="Standard">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33" style:family="paragraph" style:parent-style-name="Standard">
      <style:paragraph-properties fo:text-align="end" style:justify-single-word="false" style:writing-mode="rl-tb"/>
      <style:text-properties style:use-window-font-color="true" loext:opacity="0%" style:font-name="David CLM" fo:font-size="12pt" officeooo:paragraph-rsid="05c12014" style:font-size-asian="12pt" style:font-name-complex="David CLM" style:font-size-complex="12pt"/>
    </style:style>
    <style:style style:name="P34" style:family="paragraph" style:parent-style-name="Standard">
      <style:paragraph-properties fo:text-align="end" style:justify-single-word="false" style:writing-mode="rl-tb"/>
      <style:text-properties style:use-window-font-color="true" loext:opacity="0%" style:font-name="David CLM" fo:font-size="12pt" officeooo:paragraph-rsid="05d8dcaa" style:font-size-asian="12pt" style:font-name-complex="David CLM" style:font-size-complex="12pt"/>
    </style:style>
    <style:style style:name="P35" style:family="paragraph" style:parent-style-name="Standard">
      <style:paragraph-properties fo:text-align="end" style:justify-single-word="false" style:writing-mode="rl-tb"/>
      <style:text-properties style:use-window-font-color="true" loext:opacity="0%" style:font-name="David CLM" fo:font-size="12pt" officeooo:paragraph-rsid="0615a111" style:font-size-asian="12pt" style:font-name-complex="David CLM" style:font-size-complex="12pt"/>
    </style:style>
    <style:style style:name="P36" style:family="paragraph" style:parent-style-name="Standard">
      <style:paragraph-properties fo:text-align="end" style:justify-single-word="false" style:writing-mode="rl-tb"/>
      <style:text-properties style:use-window-font-color="true" loext:opacity="0%" style:font-name="David CLM" fo:font-size="12pt" officeooo:rsid="05dd1b2b" officeooo:paragraph-rsid="05dd1b2b" style:font-size-asian="12pt" style:font-name-complex="David CLM" style:font-size-complex="12pt"/>
    </style:style>
    <style:style style:name="P37" style:family="paragraph" style:parent-style-name="Standard">
      <style:paragraph-properties fo:text-align="end" style:justify-single-word="false" style:writing-mode="rl-tb"/>
      <style:text-properties officeooo:paragraph-rsid="05e98899"/>
    </style:style>
    <style:style style:name="P38"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39" style:family="paragraph" style:parent-style-name="Default">
      <style:paragraph-properties fo:text-align="start" style:justify-single-word="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4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4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692809" style:font-size-asian="12pt" style:font-name-complex="David CLM" style:font-size-complex="12pt"/>
    </style:style>
    <style:style style:name="P4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6b202e"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747148"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97735c"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deceee"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677118"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5c6944" officeooo:paragraph-rsid="055c6944"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61c97f" officeooo:paragraph-rsid="0561c97f"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710b4c" officeooo:paragraph-rsid="05710b4c"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88b285" officeooo:paragraph-rsid="0588b285"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837c04" officeooo:paragraph-rsid="058b8381"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717c4c" officeooo:paragraph-rsid="06119e7e"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8a2cb0" officeooo:paragraph-rsid="06124cf4"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613292a" style:letter-kerning="true" style:font-size-asian="12pt" style:font-style-asian="normal"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615a111"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221a01" officeooo:paragraph-rsid="06221a01" style:letter-kerning="true" style:font-size-asian="12pt" style:font-style-asian="normal" style:font-weight-asian="normal" style:font-name-complex="David CLM" style:font-size-complex="12pt" style:text-emphasize="none"/>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paragraph-rsid="0615a111" style:letter-kerning="true" style:font-size-asian="12pt" style:font-style-asian="italic" style:font-weight-asian="normal" style:font-name-complex="David CLM" style:font-size-complex="12pt" style:text-emphasize="none"/>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570a81d"/>
    </style:style>
    <style:style style:name="P75"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124cf4"/>
    </style:style>
    <style:style style:name="P76"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58b8381"/>
    </style:style>
    <style:style style:name="P77"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58e28e4"/>
    </style:style>
    <style:style style:name="P78"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17838b"/>
    </style:style>
    <style:style style:name="P7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c0aec3" style:font-size-asian="12pt" style:font-name-complex="David CLM" style:font-size-complex="12pt"/>
    </style:style>
    <style:style style:name="P8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5c4fa4e" officeooo:paragraph-rsid="05c4fa4e" style:font-size-asian="12pt" style:font-name-complex="David CLM" style:font-size-complex="12pt"/>
    </style:style>
    <style:style style:name="P8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8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83" style:family="paragraph" style:parent-style-name="Standard">
      <style:paragraph-properties fo:margin-left="0in" fo:margin-right="0in" style:line-height-at-least="0.139in" fo:text-align="end" style:justify-single-word="false" fo:text-indent="0in" style:auto-text-indent="false" style:writing-mode="rl-tb"/>
      <style:text-properties officeooo:paragraph-rsid="0615a111"/>
    </style:style>
    <style:style style:name="P84" style:family="paragraph" style:parent-style-name="Standard">
      <style:paragraph-properties fo:margin-left="0in" fo:margin-right="0in" style:line-height-at-least="0.139in" fo:text-align="end" style:justify-single-word="false" fo:text-indent="0in" style:auto-text-indent="false" style:writing-mode="rl-tb"/>
      <style:text-properties officeooo:paragraph-rsid="05bead51"/>
    </style:style>
    <style:style style:name="P8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86"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8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8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89"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text-position="0% 100%" style:font-name="Times New Roman"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P90" style:family="paragraph" style:parent-style-name="Standard">
      <style:text-properties style:text-position="0% 100%" officeooo:rsid="050f744d" officeooo:paragraph-rsid="0539eeb9"/>
    </style:style>
    <style:style style:name="P91" style:family="paragraph" style:parent-style-name="Default" style:list-style-name="L1">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92" style:family="paragraph" style:parent-style-name="Default" style:list-style-name="L2">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93" style:family="paragraph" style:parent-style-name="Default" style:list-style-name="L4">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94" style:family="paragraph" style:parent-style-name="Default" style:list-style-name="L5">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95" style:family="paragraph" style:parent-style-name="Default" style:list-style-name="L3">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96" style:family="paragraph" style:parent-style-name="Default" style:list-style-name="L10">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97" style:family="paragraph" style:parent-style-name="Default" style:list-style-name="L2">
      <style:paragraph-properties style:line-height-at-least="0.139in" fo:text-align="end" style:justify-single-word="false" style:writing-mode="rl-tb"/>
    </style:style>
    <style:style style:name="P98" style:family="paragraph" style:parent-style-name="Default" style:list-style-name="L3">
      <style:paragraph-properties style:line-height-at-least="0.139in" fo:text-align="end" style:justify-single-word="false" style:writing-mode="rl-tb"/>
      <style:text-properties officeooo:paragraph-rsid="056b202e"/>
    </style:style>
    <style:style style:name="P99" style:family="paragraph" style:parent-style-name="Default" style:list-style-name="L6">
      <style:paragraph-properties style:line-height-at-least="0.139in" fo:text-align="end" style:justify-single-word="false" style:writing-mode="rl-tb"/>
      <style:text-properties officeooo:paragraph-rsid="0590124d"/>
    </style:style>
    <style:style style:name="P100" style:family="paragraph" style:parent-style-name="Default" style:list-style-name="L9">
      <style:paragraph-properties style:line-height-at-least="0.139in" fo:text-align="end" style:justify-single-word="false" style:writing-mode="rl-tb"/>
      <style:text-properties officeooo:paragraph-rsid="05d11d37"/>
    </style:style>
    <style:style style:name="P101" style:family="paragraph" style:parent-style-name="Default" style:list-style-name="L9">
      <style:paragraph-properties style:line-height-at-least="0.139in" fo:text-align="end" style:justify-single-word="false" style:writing-mode="rl-tb"/>
      <style:text-properties officeooo:paragraph-rsid="05d59550"/>
    </style:style>
    <style:style style:name="P102" style:family="paragraph" style:parent-style-name="Default" style:list-style-name="L9">
      <style:paragraph-properties style:line-height-at-least="0.139in" fo:text-align="end" style:justify-single-word="false" style:writing-mode="rl-tb"/>
      <style:text-properties officeooo:paragraph-rsid="05d70687"/>
    </style:style>
    <style:style style:name="P103" style:family="paragraph" style:parent-style-name="Default" style:list-style-name="L10">
      <style:paragraph-properties style:line-height-at-least="0.139in" fo:text-align="end" style:justify-single-word="false" style:writing-mode="rl-tb"/>
      <style:text-properties officeooo:paragraph-rsid="05e3f680"/>
    </style:style>
    <style:style style:name="P104" style:family="paragraph" style:parent-style-name="Default" style:list-style-name="L9">
      <style:paragraph-properties style:line-height-at-least="0.139in" fo:text-align="end" style:justify-single-word="false" style:writing-mode="rl-tb"/>
      <style:text-properties officeooo:rsid="05d70687" officeooo:paragraph-rsid="05d70687"/>
    </style:style>
    <style:style style:name="P10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e28e4" style:letter-kerning="true" style:font-size-asian="12pt" style:font-style-asian="normal" style:font-weight-asian="normal" style:font-name-complex="David CLM" style:font-size-complex="12pt" style:text-emphasize="none"/>
    </style:style>
    <style:style style:name="P10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6294e9d" style:letter-kerning="true" style:font-size-asian="12pt" style:font-style-asian="normal" style:font-weight-asian="normal" style:font-name-complex="David CLM" style:font-size-complex="12pt" style:text-emphasize="none"/>
    </style:style>
    <style:style style:name="P10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bold" officeooo:paragraph-rsid="06294e9d" style:letter-kerning="true" style:font-size-asian="12pt" style:font-style-asian="normal" style:font-weight-asian="bold" style:font-name-complex="David CLM" style:font-size-complex="12pt" style:font-weight-complex="bold" style:text-emphasize="none"/>
    </style:style>
    <style:style style:name="P10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paragraph-rsid="06294e9d" style:letter-kerning="true" style:font-size-asian="12pt" style:font-style-asian="italic" style:font-weight-asian="normal" style:font-name-complex="David CLM" style:font-size-complex="12pt" style:text-emphasize="none"/>
    </style:style>
    <style:style style:name="P10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6294e9d" officeooo:paragraph-rsid="062f4244" style:letter-kerning="true" style:font-size-asian="12pt" style:font-style-asian="normal" style:font-weight-asian="normal" style:font-name-complex="David CLM" style:font-size-complex="12pt" style:text-emphasize="none"/>
    </style:style>
    <style:style style:name="P11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597735c" style:font-size-asian="12pt" style:font-name-complex="David CLM" style:font-size-complex="12pt"/>
    </style:style>
    <style:style style:name="P111"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294e9d"/>
    </style:style>
    <style:style style:name="P112"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113"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Times New Roman" fo:font-size="12pt" fo:font-style="italic" fo:text-shadow="none" style:text-underline-style="none" fo:font-weight="normal" officeooo:paragraph-rsid="062f4244" style:letter-kerning="true" style:font-size-asian="12pt" style:font-style-asian="italic" style:font-weight-asian="normal" style:font-name-complex="David CLM" style:font-size-complex="12pt" style:text-emphasize="none"/>
    </style:style>
    <style:style style:name="P11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fo:language="en" fo:country="US" officeooo:rsid="06294e9d" officeooo:paragraph-rsid="06294e9d" style:font-size-asian="12pt" style:font-name-complex="David CLM" style:font-size-complex="12pt"/>
    </style:style>
    <style:style style:name="P115"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6294e9d"/>
    </style:style>
    <style:style style:name="P116"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62ba679"/>
    </style:style>
    <style:style style:name="P117"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62f4244"/>
    </style:style>
    <style:style style:name="P118" style:family="paragraph" style:parent-style-name="Default">
      <style:paragraph-properties fo:margin-left="0in" fo:margin-right="0in" style:line-height-at-least="0.139in" fo:text-align="start" style:justify-single-word="false" fo:text-indent="0in" style:auto-text-indent="false" style:writing-mode="lr-tb"/>
      <style:text-properties fo:font-weight="bold" officeooo:paragraph-rsid="06294e9d" style:font-weight-asian="bold" style:font-weight-complex="bold"/>
    </style:style>
    <style:style style:name="P119" style:family="paragraph" style:parent-style-name="Default">
      <style:paragraph-properties fo:margin-left="0in" fo:margin-right="0in" style:line-height-at-least="0.139in" fo:text-align="start" style:justify-single-word="false" fo:text-indent="0in" style:auto-text-indent="false" style:writing-mode="lr-tb"/>
      <style:text-properties fo:font-weight="bold" officeooo:paragraph-rsid="062f4244" style:font-weight-asian="bold" style:font-weight-complex="bold"/>
    </style:style>
    <style:style style:name="P120" style:family="paragraph" style:parent-style-name="Heading_20_1">
      <style:text-properties style:font-name="David CLM" officeooo:rsid="060b7396" officeooo:paragraph-rsid="0535e440" style:font-name-complex="David CLM"/>
    </style:style>
    <style:style style:name="P12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6221a01" officeooo:paragraph-rsid="05bead51" style:letter-kerning="true" style:font-size-asian="12pt" style:font-style-asian="normal" style:font-weight-asian="normal" style:font-name-complex="David CLM" style:font-size-complex="12pt" style:text-emphasize="none"/>
    </style:style>
    <style:style style:name="P12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6275bb2" officeooo:paragraph-rsid="06275bb2" style:letter-kerning="true" style:font-size-asian="12pt" style:font-style-asian="italic" style:font-weight-asian="normal" style:font-name-complex="David CLM" style:font-size-complex="12pt" style:font-weight-complex="normal" style:text-emphasize="none"/>
    </style:style>
    <style:style style:name="P12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6294e9d" officeooo:paragraph-rsid="06294e9d" style:letter-kerning="true" style:font-size-asian="12pt" style:font-style-asian="normal" style:font-weight-asian="normal" style:font-name-complex="David CLM" style:font-size-complex="12pt" style:font-weight-complex="normal" style:text-emphasize="none"/>
    </style:style>
    <style:style style:name="P124" style:family="paragraph" style:parent-style-name="Standard">
      <style:paragraph-properties fo:margin-left="0in" fo:margin-right="0in" style:line-height-at-least="0.139in" fo:text-align="end" style:justify-single-word="false" fo:text-indent="0in" style:auto-text-indent="false" style:writing-mode="rl-tb"/>
      <style:text-properties fo:language="en" fo:country="US" officeooo:rsid="0629928b" officeooo:paragraph-rsid="0629928b"/>
    </style:style>
    <style:style style:name="P125" style:family="paragraph" style:parent-style-name="Standard" style:list-style-name="L7">
      <style:paragraph-properties style:line-height-at-least="0.139in" fo:text-align="end" style:justify-single-word="false" style:writing-mode="rl-tb"/>
      <style:text-properties style:use-window-font-color="true" loext:opacity="0%" style:font-name="David CLM" fo:font-size="12pt" officeooo:rsid="05c4fa4e" officeooo:paragraph-rsid="05c4fa4e" style:font-size-asian="12pt" style:font-name-complex="David CLM" style:font-size-complex="12pt"/>
    </style:style>
    <style:style style:name="P126" style:family="paragraph" style:parent-style-name="Standard" style:list-style-name="L7">
      <style:paragraph-properties style:line-height-at-least="0.139in" fo:text-align="end" style:justify-single-word="false" style:writing-mode="rl-tb"/>
      <style:text-properties style:use-window-font-color="true" loext:opacity="0%" style:font-name="David CLM" fo:font-size="12pt" officeooo:rsid="05c59125" officeooo:paragraph-rsid="05c59125" style:font-size-asian="12pt" style:font-name-complex="David CLM" style:font-size-complex="12pt"/>
    </style:style>
    <style:style style:name="P127" style:family="paragraph" style:parent-style-name="Standard" style:list-style-name="L8">
      <style:paragraph-properties style:line-height-at-least="0.139in" fo:text-align="end" style:justify-single-word="false" style:writing-mode="rl-tb"/>
      <style:text-properties style:use-window-font-color="true" loext:opacity="0%" style:font-name="David CLM" fo:font-size="12pt" officeooo:rsid="05c6890e" officeooo:paragraph-rsid="05c6890e" style:font-size-asian="12pt" style:font-name-complex="David CLM" style:font-size-complex="12pt"/>
    </style:style>
    <style:style style:name="P128" style:family="paragraph" style:parent-style-name="Standard" style:list-style-name="L8">
      <style:paragraph-properties style:line-height-at-least="0.139in" fo:text-align="end" style:justify-single-word="false" style:writing-mode="rl-tb"/>
      <style:text-properties style:use-window-font-color="true" loext:opacity="0%" style:font-name="David CLM" fo:font-size="12pt" officeooo:rsid="05c6890e" officeooo:paragraph-rsid="05cd43cb" style:font-size-asian="12pt" style:font-name-complex="David CLM" style:font-size-complex="12pt"/>
    </style:style>
    <style:style style:name="P129" style:family="paragraph" style:parent-style-name="Standard" style:list-style-name="L7">
      <style:paragraph-properties style:line-height-at-least="0.139in"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130" style:family="paragraph" style:parent-style-name="Standard" style:list-style-name="L11">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131" style:family="paragraph" style:parent-style-name="Standard" style:list-style-name="L11">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132" style:family="paragraph" style:parent-style-name="Standard" style:list-style-name="L8">
      <style:paragraph-properties style:line-height-at-least="0.139in" fo:text-align="end" style:justify-single-word="false" style:writing-mode="rl-tb"/>
      <style:text-properties officeooo:paragraph-rsid="0625d64e"/>
    </style:style>
    <style:style style:name="T1" style:family="text">
      <style:text-properties style:use-window-font-color="true" loext:opacity="0%" style:text-outline="false" style:text-line-through-style="none" style:text-line-through-type="none" style:text-position="0% 100%"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font-weight-complex="normal" style:text-emphasize="none"/>
    </style:style>
    <style:style style:name="T2" style:family="text">
      <style:text-properties style:use-window-font-color="true" loext:opacity="0%" style:text-outline="false" style:text-line-through-style="none" style:text-line-through-type="none" style:text-position="0% 100%"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f6498" style:letter-kerning="true" style:font-size-asian="12pt" style:font-style-asian="normal" style:font-weight-asian="normal" style:font-name-complex="David CLM" style:font-size-complex="12pt" style:font-weight-complex="normal" style:text-emphasize="none"/>
    </style:style>
    <style:style style:name="T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f744ba" style:letter-kerning="true" style:font-size-asian="12pt" style:font-style-asian="normal" style:font-weight-asian="normal" style:font-name-complex="David CLM" style:font-size-complex="12pt" style:font-weight-complex="normal" style:text-emphasize="none"/>
    </style:style>
    <style:style style:name="T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f69b31" style:letter-kerning="true" style:font-size-asian="12pt" style:font-style-asian="normal" style:font-weight-asian="normal" style:font-name-complex="David CLM" style:font-size-complex="12pt" style:font-weight-complex="normal" style:text-emphasize="none"/>
    </style:style>
    <style:style style:name="T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0a81d" style:letter-kerning="true" style:font-size-asian="12pt" style:font-style-asian="normal" style:font-weight-asian="normal" style:font-name-complex="David CLM" style:font-size-complex="12pt" style:font-weight-complex="normal" style:text-emphasize="none"/>
    </style:style>
    <style:style style:name="T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98899" style:letter-kerning="true" style:font-size-asian="12pt" style:font-style-asian="normal" style:font-weight-asian="normal" style:font-name-complex="David CLM" style:font-size-complex="12pt" style:font-weight-complex="normal" style:text-emphasize="none"/>
    </style:style>
    <style:style style:name="T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617afb1" style:letter-kerning="true" style:font-size-asian="12pt" style:font-style-asian="normal" style:font-weight-asian="normal" style:font-name-complex="David CLM" style:font-size-complex="12pt" style:font-weight-complex="normal" style:text-emphasize="none"/>
    </style:style>
    <style:style style:name="T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dec20" style:letter-kerning="true" style:font-size-asian="12pt" style:font-style-asian="normal" style:font-weight-asian="normal" style:font-name-complex="David CLM" style:font-size-complex="12pt" style:text-emphasize="none"/>
    </style:style>
    <style:style style:name="T1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610c6e3" style:letter-kerning="true" style:font-name-asian="DejaVu Sans" style:font-size-asian="12pt" style:font-style-asian="normal" style:font-weight-asian="normal" style:font-name-complex="David CLM" style:font-size-complex="12pt" style:font-weight-complex="normal" style:text-emphasize="none"/>
    </style:style>
    <style:style style:name="T1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61cb4cb" style:letter-kerning="true" style:font-name-asian="DejaVu Sans" style:font-size-asian="12pt" style:font-style-asian="normal" style:font-weight-asian="normal" style:font-name-complex="David CLM" style:font-size-complex="12pt" style:font-weight-complex="normal" style:text-emphasize="none"/>
    </style:style>
    <style:style style:name="T12"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edbf3" style:letter-kerning="true" style:font-size-asian="12pt" style:font-style-asian="italic" style:font-weight-asian="normal" style:font-name-complex="David CLM" style:font-size-complex="12pt" style:font-weight-complex="normal" style:text-emphasize="none"/>
    </style:style>
    <style:style style:name="T13"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615a111" style:letter-kerning="true" style:font-size-asian="12pt" style:font-style-asian="italic" style:font-weight-asian="normal" style:font-name-complex="David CLM" style:font-size-complex="12pt" style:font-weight-complex="normal" style:text-emphasize="none"/>
    </style:style>
    <style:style style:name="T14"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bc4699" style:letter-kerning="true" style:font-size-asian="12pt" style:font-style-asian="italic" style:font-weight-asian="normal" style:font-name-complex="David CLM" style:font-size-complex="12pt" style:font-weight-complex="normal" style:text-emphasize="none"/>
    </style:style>
    <style:style style:name="T15"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d43cb" style:letter-kerning="true" style:font-size-asian="12pt" style:font-style-asian="italic" style:font-weight-asian="normal" style:font-name-complex="David CLM" style:font-size-complex="12pt" style:font-weight-complex="normal" style:text-emphasize="none"/>
    </style:style>
    <style:style style:name="T16"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625d64e" style:letter-kerning="true" style:font-size-asian="12pt" style:font-style-asian="italic" style:font-weight-asian="normal" style:font-name-complex="David CLM" style:font-size-complex="12pt" style:font-weight-complex="normal" style:text-emphasize="none"/>
    </style:style>
    <style:style style:name="T17"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cedbf3" style:letter-kerning="true" style:font-size-asian="12pt" style:font-style-asian="italic" style:font-weight-asian="normal" style:font-name-complex="David CLM" style:font-size-complex="12pt" style:font-style-complex="italic" style:font-weight-complex="normal" style:text-emphasize="none"/>
    </style:style>
    <style:style style:name="T1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2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2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8a2fb"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a7ab8"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338a3"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f47bf"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fb44a"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c5d43"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e193b"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6f6498"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f581f2"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f744ba"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7a8807"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37c04" style:letter-kerning="true"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8b285" style:letter-kerning="true"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7cc736" style:letter-kerning="true" style:font-size-asian="12pt" style:font-style-asian="normal"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8e28e4" style:letter-kerning="true" style:font-size-asian="12pt" style:font-style-asian="normal"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f96677" style:letter-kerning="true"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a251ab" style:letter-kerning="true"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fe9d4"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d678a"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e3781"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e7631"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bead51" style:letter-kerning="true" style:font-size-asian="12pt" style:font-style-asian="normal" style:font-weight-asian="normal" style:font-name-complex="David CLM" style:font-size-complex="12pt" style:text-emphasize="none"/>
    </style:style>
    <style:style style:name="T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c2e307" style:letter-kerning="true" style:font-size-asian="12pt" style:font-style-asian="normal" style:font-weight-asian="normal" style:font-name-complex="David CLM" style:font-size-complex="12pt" style:text-emphasize="none"/>
    </style:style>
    <style:style style:name="T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2289b6" style:letter-kerning="true" style:font-size-asian="12pt" style:font-style-asian="normal" style:font-weight-asian="normal" style:font-name-complex="David CLM" style:font-size-complex="12pt" style:text-emphasize="none"/>
    </style:style>
    <style:style style:name="T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944186" style:letter-kerning="true" style:font-size-asian="12pt" style:font-style-asian="normal" style:font-weight-asian="normal" style:font-name-complex="David CLM" style:font-size-complex="12pt" style:text-emphasize="none"/>
    </style:style>
    <style:style style:name="T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294e9d" style:letter-kerning="true" style:font-size-asian="12pt" style:font-style-asian="normal"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2289b6" style:letter-kerning="true" style:font-size-asian="12pt" style:font-style-asian="normal" style:font-weight-asian="normal" style:font-name-complex="David CLM" style:font-size-complex="12pt" style:font-weight-complex="normal" style:text-emphasize="none"/>
    </style:style>
    <style:style style:name="T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0f47bf" style:letter-kerning="true" style:font-name-asian="DejaVu Sans" style:font-size-asian="12pt" style:font-style-asian="normal" style:font-weight-asian="normal" style:font-name-complex="David CLM" style:font-size-complex="12pt" style:text-emphasize="none"/>
    </style:style>
    <style:style style:name="T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19e7e" style:letter-kerning="true" style:font-name-asian="DejaVu Sans" style:font-size-asian="12pt" style:font-style-asian="normal" style:font-weight-asian="normal" style:font-name-complex="David CLM" style:font-size-complex="12pt" style:text-emphasize="none"/>
    </style:style>
    <style:style style:name="T6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24cf4" style:letter-kerning="true" style:font-name-asian="DejaVu Sans" style:font-size-asian="12pt" style:font-style-asian="normal" style:font-weight-asian="normal" style:font-name-complex="David CLM" style:font-size-complex="12pt" style:text-emphasize="none"/>
    </style:style>
    <style:style style:name="T6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3dd12" style:letter-kerning="true" style:font-name-asian="DejaVu Sans" style:font-size-asian="12pt" style:font-style-asian="normal" style:font-weight-asian="normal" style:font-name-complex="David CLM" style:font-size-complex="12pt" style:text-emphasize="none"/>
    </style:style>
    <style:style style:name="T6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7838b" style:letter-kerning="true" style:font-name-asian="DejaVu Sans" style:font-size-asian="12pt" style:font-style-asian="normal" style:font-weight-asian="normal" style:font-name-complex="David CLM" style:font-size-complex="12pt" style:text-emphasize="none"/>
    </style:style>
    <style:style style:name="T6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b0916" style:letter-kerning="true" style:font-name-asian="DejaVu Sans" style:font-size-asian="12pt" style:font-style-asian="normal" style:font-weight-asian="normal" style:font-name-complex="David CLM" style:font-size-complex="12pt" style:text-emphasize="none"/>
    </style:style>
    <style:style style:name="T6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d05c7" style:letter-kerning="true" style:font-name-asian="DejaVu Sans" style:font-size-asian="12pt" style:font-style-asian="normal" style:font-weight-asian="normal" style:font-name-complex="David CLM" style:font-size-complex="12pt" style:text-emphasize="none"/>
    </style:style>
    <style:style style:name="T7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1f6618" style:letter-kerning="true" style:font-name-asian="DejaVu Sans" style:font-size-asian="12pt" style:font-style-asian="normal" style:font-weight-asian="normal" style:font-name-complex="David CLM" style:font-size-complex="12pt" style:text-emphasize="none"/>
    </style:style>
    <style:style style:name="T71"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5a8b1db" style:letter-kerning="true" style:font-size-asian="12pt" style:font-style-asian="normal" style:font-weight-asian="bold" style:font-name-complex="David CLM" style:font-size-complex="12pt" style:font-weight-complex="bold" style:text-emphasize="none"/>
    </style:style>
    <style:style style:name="T72"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5837c04" style:letter-kerning="true" style:font-size-asian="12pt" style:font-style-asian="normal" style:font-weight-asian="bold" style:font-name-complex="David CLM" style:font-size-complex="12pt" style:font-weight-complex="bold" style:text-emphasize="none"/>
    </style:style>
    <style:style style:name="T73"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text-emphasize="none"/>
    </style:style>
    <style:style style:name="T7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af21c2" style:letter-kerning="true" style:font-size-asian="12pt" style:font-style-asian="italic" style:font-weight-asian="normal" style:font-name-complex="David CLM" style:font-size-complex="12pt" style:text-emphasize="none"/>
    </style:style>
    <style:style style:name="T7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2ad61" style:letter-kerning="true" style:font-size-asian="12pt" style:font-style-asian="italic" style:font-weight-asian="normal" style:font-name-complex="David CLM" style:font-size-complex="12pt" style:text-emphasize="none"/>
    </style:style>
    <style:style style:name="T7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af3c74" style:letter-kerning="true" style:font-size-asian="12pt" style:font-style-asian="italic" style:font-weight-asian="normal" style:font-name-complex="David CLM" style:font-size-complex="12pt" style:text-emphasize="none"/>
    </style:style>
    <style:style style:name="T8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ead51" style:letter-kerning="true" style:font-size-asian="12pt" style:font-style-asian="italic" style:font-weight-asian="normal" style:font-name-complex="David CLM" style:font-size-complex="12pt" style:text-emphasize="none"/>
    </style:style>
    <style:style style:name="T8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67b87" style:letter-kerning="true" style:font-size-asian="12pt" style:font-style-asian="italic" style:font-weight-asian="normal" style:font-name-complex="David CLM" style:font-size-complex="12pt" style:text-emphasize="none"/>
    </style:style>
    <style:style style:name="T8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88b285" style:letter-kerning="true" style:font-size-asian="12pt" style:font-style-asian="italic" style:font-weight-asian="normal" style:font-name-complex="David CLM" style:font-size-complex="12pt" style:font-style-complex="italic" style:text-emphasize="none"/>
    </style:style>
    <style:style style:name="T8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7cc736" style:letter-kerning="true" style:font-size-asian="12pt" style:font-style-asian="italic" style:font-weight-asian="normal" style:font-name-complex="David CLM" style:font-size-complex="12pt" style:font-style-complex="italic" style:text-emphasize="none"/>
    </style:style>
    <style:style style:name="T8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bead51" style:letter-kerning="true" style:font-size-asian="12pt" style:font-style-asian="italic" style:font-weight-asian="normal" style:font-name-complex="David CLM" style:font-size-complex="12pt" style:font-style-complex="italic" style:text-emphasize="none"/>
    </style:style>
    <style:style style:name="T85" style:family="text">
      <style:text-properties style:use-window-font-color="true" loext:opacity="0%"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86"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62289b6" style:letter-kerning="true" style:font-size-asian="12pt" style:font-style-asian="normal" style:font-weight-asian="normal" style:font-name-complex="David CLM" style:font-size-complex="12pt" style:text-emphasize="none"/>
    </style:style>
    <style:style style:name="T8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6294e9d" style:letter-kerning="true" style:font-size-asian="12pt" style:font-style-asian="normal" style:font-weight-asian="normal" style:font-name-complex="David CLM" style:font-size-complex="12pt" style:text-emphasize="none"/>
    </style:style>
    <style:style style:name="T88" style:family="text">
      <style:text-properties style:use-window-font-color="true" loext:opacity="0%"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89" style:family="text">
      <style:text-properties style:use-window-font-color="true" loext:opacity="0%"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90" style:family="text">
      <style:text-properties style:use-window-font-color="true" loext:opacity="0%" style:text-outline="false" style:text-line-through-style="none" style:text-line-through-type="none" style:text-position="sub 58%"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91" style:family="text">
      <style:text-properties style:use-window-font-color="true" loext:opacity="0%"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92" style:family="text">
      <style:text-properties style:use-window-font-color="true" loext:opacity="0%" style:text-outline="false" style:text-line-through-style="none" style:text-line-through-type="none" style:text-position="sub 58%" style:font-name="David CLM" fo:font-size="12pt" fo:font-style="normal" fo:text-shadow="none" style:text-underline-style="none" fo:font-weight="normal" officeooo:rsid="057a8807" style:letter-kerning="true" style:font-size-asian="12pt" style:font-style-asian="normal" style:font-weight-asian="normal" style:font-name-complex="David CLM" style:font-size-complex="12pt" style:text-emphasize="none"/>
    </style:style>
    <style:style style:name="T93" style:family="text">
      <style:text-properties style:use-window-font-color="true" loext:opacity="0%" style:text-outline="false" style:text-line-through-style="none" style:text-line-through-type="none" style:text-position="sub 58%" style:font-name="David CLM" fo:font-size="12pt" fo:font-style="normal" fo:text-shadow="none" style:text-underline-style="none" fo:font-weight="normal" officeooo:rsid="057cc736" style:letter-kerning="true" style:font-size-asian="12pt" style:font-style-asian="normal" style:font-weight-asian="normal" style:font-name-complex="David CLM" style:font-size-complex="12pt" style:text-emphasize="none"/>
    </style:style>
    <style:style style:name="T94"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Times New Roman" style:font-size-complex="12pt" style:text-emphasize="none"/>
    </style:style>
    <style:style style:name="T95"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96" style:family="text">
      <style:text-properties style:use-window-font-color="true" loext:opacity="0%" style:text-outline="false" style:text-line-through-style="none" style:text-line-through-type="none" style:font-name="Times New Roman" fo:font-size="12pt" fo:font-style="normal" fo:text-shadow="none" style:text-underline-style="none" fo:font-weight="normal" officeooo:rsid="05d70687" style:letter-kerning="true" style:font-size-asian="12pt" style:font-style-asian="normal" style:font-weight-asian="normal" style:font-name-complex="Times New Roman" style:font-size-complex="12pt" style:text-emphasize="none"/>
    </style:style>
    <style:style style:name="T97"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98"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text-emphasize="none"/>
    </style:style>
    <style:style style:name="T99"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100"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01"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af21c2" style:letter-kerning="true" style:font-size-asian="12pt" style:font-style-asian="italic" style:font-weight-asian="normal" style:font-name-complex="David CLM" style:font-size-complex="12pt" style:text-emphasize="none"/>
    </style:style>
    <style:style style:name="T102"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af3c74" style:letter-kerning="true" style:font-size-asian="12pt" style:font-style-asian="italic" style:font-weight-asian="normal" style:font-name-complex="David CLM" style:font-size-complex="12pt" style:text-emphasize="none"/>
    </style:style>
    <style:style style:name="T103"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5bead51" style:letter-kerning="true" style:font-size-asian="12pt" style:font-style-asian="italic" style:font-weight-asian="normal" style:font-name-complex="David CLM" style:font-size-complex="12pt" style:text-emphasize="none"/>
    </style:style>
    <style:style style:name="T104" style:family="text">
      <style:text-properties style:use-window-font-color="true" loext:opacity="0%" style:text-outline="false" style:text-line-through-style="none" style:text-line-through-type="none" style:font-name="Times New Roman" fo:font-size="12pt" fo:font-style="italic" fo:text-shadow="none" style:text-underline-style="none" style:letter-kerning="true" style:font-size-asian="12pt" style:font-style-asian="italic" style:font-name-complex="David CLM" style:font-size-complex="12pt" style:text-emphasize="none"/>
    </style:style>
    <style:style style:name="T105"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94e9d" style:letter-kerning="true" style:font-name-asian="DejaVu Sans" style:font-size-asian="12pt" style:font-style-asian="italic" style:font-weight-asian="normal" style:font-name-complex="David CLM" style:font-size-complex="12pt" style:text-emphasize="none"/>
    </style:style>
    <style:style style:name="T106"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9928b" style:letter-kerning="true" style:font-name-asian="DejaVu Sans" style:font-size-asian="12pt" style:font-style-asian="italic" style:font-weight-asian="normal" style:font-name-complex="David CLM" style:font-size-complex="12pt" style:text-emphasize="none"/>
    </style:style>
    <style:style style:name="T107"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ba679" style:letter-kerning="true" style:font-name-asian="DejaVu Sans" style:font-size-asian="12pt" style:font-style-asian="italic" style:font-weight-asian="normal" style:font-name-complex="David CLM" style:font-size-complex="12pt" style:text-emphasize="none"/>
    </style:style>
    <style:style style:name="T108"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f4244" style:letter-kerning="true" style:font-name-asian="DejaVu Sans" style:font-size-asian="12pt" style:font-style-asian="italic" style:font-weight-asian="normal" style:font-name-complex="David CLM" style:font-size-complex="12pt" style:text-emphasize="none"/>
    </style:style>
    <style:style style:name="T109"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d7a2b" style:letter-kerning="true" style:font-name-asian="DejaVu Sans" style:font-size-asian="12pt" style:font-style-asian="italic" style:font-weight-asian="normal" style:font-name-complex="David CLM" style:font-size-complex="12pt" style:font-weight-complex="normal" style:text-emphasize="none"/>
    </style:style>
    <style:style style:name="T110"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94e9d" style:letter-kerning="true" style:font-size-asian="12pt" style:font-style-asian="italic" style:font-weight-asian="normal" style:font-name-complex="David CLM" style:font-size-complex="12pt" style:text-emphasize="none"/>
    </style:style>
    <style:style style:name="T111"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ba679" style:letter-kerning="true" style:font-size-asian="12pt" style:font-style-asian="italic" style:font-weight-asian="normal" style:font-name-complex="David CLM" style:font-size-complex="12pt" style:text-emphasize="none"/>
    </style:style>
    <style:style style:name="T112"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fo:font-weight="normal" officeooo:rsid="062f4244" style:letter-kerning="true" style:font-size-asian="12pt" style:font-style-asian="italic" style:font-weight-asian="normal" style:font-name-complex="David CLM" style:font-size-complex="12pt" style:text-emphasize="none"/>
    </style:style>
    <style:style style:name="T113"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officeooo:rsid="06294e9d" style:letter-kerning="true" style:font-name-asian="DejaVu Sans" style:font-size-asian="12pt" style:font-style-asian="italic" style:font-name-complex="David CLM" style:font-size-complex="12pt" style:text-emphasize="none"/>
    </style:style>
    <style:style style:name="T114" style:family="text">
      <style:text-properties style:use-window-font-color="true" loext:opacity="0%" style:text-outline="false" style:text-line-through-style="none" style:text-line-through-type="none" style:font-name="Times New Roman" fo:font-size="12pt" fo:language="en" fo:country="US" fo:font-style="italic" fo:text-shadow="none" style:text-underline-style="none" officeooo:rsid="062d7a2b" style:letter-kerning="true" style:font-name-asian="DejaVu Sans" style:font-size-asian="12pt" style:font-style-asian="italic" style:font-name-complex="David CLM" style:font-size-complex="12pt" style:text-emphasize="none"/>
    </style:style>
    <style:style style:name="T115"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116"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117"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118"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119"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120"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121"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122"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123" style:family="text">
      <style:text-properties style:text-outline="false" style:text-line-through-style="none" style:text-line-through-type="none" style:text-position="0% 100%" fo:font-style="normal" fo:text-shadow="none" style:text-underline-style="none" fo:font-weight="normal" officeooo:rsid="05f81882" style:letter-kerning="true" style:font-style-asian="normal" style:font-weight-asian="normal" style:font-weight-complex="normal" style:text-emphasize="none"/>
    </style:style>
    <style:style style:name="T124" style:family="text">
      <style:text-properties style:text-outline="false" style:text-line-through-style="none" style:text-line-through-type="none" style:text-position="0% 100%" fo:font-style="normal" fo:text-shadow="none" style:text-underline-style="none" fo:font-weight="normal" officeooo:rsid="060b7396" style:letter-kerning="true" style:font-style-asian="normal" style:font-weight-asian="normal" style:font-weight-complex="normal" style:text-emphasize="none"/>
    </style:style>
    <style:style style:name="T125"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126"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127"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128"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129"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130"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131" style:family="text">
      <style:text-properties style:text-outline="false" style:text-line-through-style="none" style:text-line-through-type="none" style:text-position="0% 100%" fo:font-style="normal" fo:text-shadow="none" style:text-underline-style="none" fo:font-weight="normal" officeooo:rsid="0610c6e3" style:letter-kerning="true" style:font-name-asian="DejaVu Sans" style:font-style-asian="normal" style:font-weight-asian="normal" style:font-weight-complex="normal" style:text-emphasize="none"/>
    </style:style>
    <style:style style:name="T132"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133"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134"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135"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136"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style-complex="italic" style:font-weight-complex="normal" style:text-emphasize="none"/>
    </style:style>
    <style:style style:name="T137"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138"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139"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140"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141"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142"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143"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144"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145"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146"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147"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148"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149"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weight-complex="normal" style:text-emphasize="none"/>
    </style:style>
    <style:style style:name="T150"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weight-complex="normal" style:text-emphasize="none"/>
    </style:style>
    <style:style style:name="T151"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weight-complex="normal" style:text-emphasize="none"/>
    </style:style>
    <style:style style:name="T152"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153" style:family="text">
      <style:text-properties style:text-outline="false" style:text-line-through-style="none" style:text-line-through-type="none" style:text-position="0% 100%"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154" style:family="text">
      <style:text-properties style:text-outline="false" style:text-line-through-style="none" style:text-line-through-type="none" style:text-position="0% 100%" style:font-name="Times New Roman" fo:font-style="italic" fo:text-shadow="none" style:text-underline-style="none" fo:font-weight="normal" officeooo:rsid="05cd43cb" style:letter-kerning="true" style:font-style-asian="italic" style:font-weight-asian="normal" style:font-name-complex="Times New Roman" style:font-weight-complex="normal" style:text-emphasize="none"/>
    </style:style>
    <style:style style:name="T155"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name-complex="Times New Roman" style:font-weight-complex="normal" style:text-emphasize="none"/>
    </style:style>
    <style:style style:name="T156" style:family="text">
      <style:text-properties style:text-outline="false" style:text-line-through-style="none" style:text-line-through-type="none" style:text-position="0% 100%" style:font-name="Times New Roman" fo:font-style="italic" fo:text-shadow="none" style:text-underline-style="none" fo:font-weight="normal" officeooo:rsid="05c0aec3" style:letter-kerning="true" style:font-style-asian="italic" style:font-weight-asian="normal" style:font-name-complex="Times New Roman" style:font-weight-complex="normal" style:text-emphasize="none"/>
    </style:style>
    <style:style style:name="T157"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name-complex="Times New Roman" style:font-weight-complex="normal" style:text-emphasize="none"/>
    </style:style>
    <style:style style:name="T158" style:family="text">
      <style:text-properties style:text-outline="false" style:text-line-through-style="none" style:text-line-through-type="none" style:text-position="0% 100%" style:font-name="Times New Roman" fo:font-style="italic" fo:text-shadow="none" style:text-underline-style="none" fo:font-weight="normal" officeooo:rsid="05bc2625" style:letter-kerning="true" style:font-style-asian="italic" style:font-weight-asian="normal" style:font-name-complex="Times New Roman" style:font-weight-complex="normal" style:text-emphasize="none"/>
    </style:style>
    <style:style style:name="T159"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60"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61"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162"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63"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164"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165"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166"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167"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168"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69"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170"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71"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72"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73"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74"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75"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76"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77"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78"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79"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80"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81"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82"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83"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84"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85"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86"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87"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88"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89"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90" style:family="text">
      <style:text-properties style:text-outline="false" style:text-line-through-style="none" style:text-line-through-type="none" fo:font-style="normal" fo:text-shadow="none" style:text-underline-style="none" fo:font-weight="normal" officeooo:rsid="0561c97f" style:letter-kerning="true" style:font-style-asian="normal" style:font-weight-asian="normal" style:text-emphasize="none"/>
    </style:style>
    <style:style style:name="T19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92"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93"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94"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95"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96"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97"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98"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99"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200"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201"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202"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20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204"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205"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206"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207"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208"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209"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210"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211"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212"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213"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214"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215"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216"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21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218"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219"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220"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22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222"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223"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224"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225"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226"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227"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28"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229" style:family="text">
      <style:text-properties style:text-outline="false" style:text-line-through-style="none" style:text-line-through-type="none" style:text-position="sub 58%"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230" style:family="text">
      <style:text-properties style:text-outline="false" style:text-line-through-style="none" style:text-line-through-type="none" style:text-position="sub 58%"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231"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text-emphasize="none"/>
    </style:style>
    <style:style style:name="T232" style:family="text">
      <style:text-properties style:text-outline="false" style:text-line-through-style="none" style:text-line-through-type="none" style:font-name="Times New Roman" fo:font-style="italic" fo:text-shadow="none" style:text-underline-style="none" fo:font-weight="normal" officeooo:rsid="0539eeb9" style:letter-kerning="true" style:font-style-asian="italic" style:font-weight-asian="normal" style:text-emphasize="none"/>
    </style:style>
    <style:style style:name="T233"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text-emphasize="none"/>
    </style:style>
    <style:style style:name="T234" style:family="text">
      <style:text-properties officeooo:rsid="058e28e4"/>
    </style:style>
    <style:style style:name="T235" style:family="text">
      <style:text-properties fo:font-weight="bold" style:font-weight-asian="bold" style:font-weight-complex="bold"/>
    </style:style>
    <style:style style:name="T236" style:family="text">
      <style:text-properties fo:font-style="italic" style:font-style-asian="italic" style:font-style-complex="italic"/>
    </style:style>
    <style:style style:name="T237" style:family="text">
      <style:text-properties fo:font-style="italic" officeooo:rsid="05e9cada" style:font-style-asian="italic" style:font-style-complex="italic"/>
    </style:style>
    <style:style style:name="T238" style:family="text">
      <style:text-properties officeooo:rsid="05944186"/>
    </style:style>
    <style:style style:name="T239" style:family="text">
      <style:text-properties style:text-position="0% 100%" officeooo:rsid="05c12014"/>
    </style:style>
    <style:style style:name="T240" style:family="text">
      <style:text-properties style:text-position="0% 100%" officeooo:rsid="05b68f6c"/>
    </style:style>
    <style:style style:name="T241" style:family="text">
      <style:text-properties style:text-position="0% 100%" officeooo:rsid="0610c6e3" style:font-name-asian="DejaVu Sans" style:font-weight-complex="normal"/>
    </style:style>
    <style:style style:name="T242" style:family="text">
      <style:text-properties style:text-position="0% 100%" fo:font-style="normal" officeooo:rsid="0610c6e3" style:font-name-asian="DejaVu Sans" style:font-style-asian="normal" style:font-weight-complex="normal"/>
    </style:style>
    <style:style style:name="T243" style:family="text">
      <style:text-properties officeooo:rsid="05c0aec3"/>
    </style:style>
    <style:style style:name="T244" style:family="text">
      <style:text-properties officeooo:rsid="05d9427e"/>
    </style:style>
    <style:style style:name="T245" style:family="text">
      <style:text-properties officeooo:rsid="05db55b7"/>
    </style:style>
    <style:style style:name="T246" style:family="text">
      <style:text-properties officeooo:rsid="05dc57ea"/>
    </style:style>
    <style:style style:name="T247" style:family="text">
      <style:text-properties officeooo:rsid="05e9cada"/>
    </style:style>
    <style:style style:name="T248" style:family="text">
      <style:text-properties officeooo:rsid="05ecb18d"/>
    </style:style>
    <style:style style:name="T249" style:family="text">
      <style:text-properties officeooo:rsid="05f8d4af"/>
    </style:style>
    <style:style style:name="T250" style:family="text">
      <style:text-properties officeooo:rsid="0607cbc9"/>
    </style:style>
    <style:style style:name="T251" style:family="text">
      <style:text-properties officeooo:rsid="060c67c7"/>
    </style:style>
    <style:style style:name="T252" style:family="text">
      <style:text-properties fo:language="en" fo:country="US"/>
    </style:style>
    <style:style style:name="T253" style:family="text">
      <style:text-properties fo:language="en" fo:country="US" officeooo:rsid="062ae605"/>
    </style:style>
    <style:style style:name="T254" style:family="text">
      <style:text-properties fo:language="en" fo:country="US" officeooo:rsid="062ba679"/>
    </style:style>
    <style:style style:name="T255" style:family="text">
      <style:text-properties fo:language="en" fo:country="US" officeooo:rsid="062f4244"/>
    </style:style>
    <style:style style:name="T256" style:family="text">
      <style:text-properties style:font-name="Times New Roman" fo:language="en" fo:country="US" fo:font-style="italic" fo:font-weight="normal" officeooo:rsid="06294e9d" style:font-name-asian="DejaVu Sans" style:font-style-asian="italic" style:font-weight-asian="normal"/>
    </style:style>
    <style:style style:name="T257" style:family="text">
      <style:text-properties style:font-name="Times New Roman" fo:language="en" fo:country="US" fo:font-style="italic" fo:font-weight="normal" officeooo:rsid="06294e9d" style:font-style-asian="italic" style:font-weight-asian="normal"/>
    </style:style>
    <style:style style:name="T258" style:family="text">
      <style:text-properties style:font-name="Times New Roman" fo:language="en" fo:country="US" fo:font-style="italic" fo:font-weight="normal" officeooo:rsid="062f4244" style:font-style-asian="italic" style:font-weight-asian="normal"/>
    </style:style>
    <style:style style:name="T259" style:family="text">
      <style:text-properties officeooo:rsid="062ba679"/>
    </style:style>
    <style:style style:name="T260" style:family="text">
      <style:text-properties officeooo:rsid="062f424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עוד אלגוריתמים <text:span text:style-name="T251">מגלי-אמת</text:span></text:h>
      <text:p text:style-name="P3"><text:span text:style-name="T124">תזכורת – בעיית </text:span><text:span text:style-name="T116">התרמיל</text:span></text:p>
      <text:p text:style-name="P8"><text:span text:style-name="T226">מ</text:span><text:span text:style-name="T162">כניסים אתכם לחדר מלא חפצים, נותנים לכם תרמיל שיכול להכיל עד 100 ק”ג, ואומרים לכם “כל מה שתצליחו להכניס לתרמיל – שלכם”.</text:span><text:span text:style-name="T163"> <text:s text:c="2"/></text:span><text:span text:style-name="T159">לכל חפץ יש </text:span><text:span text:style-name="T204">משקל אחר</text:span><text:span text:style-name="T159"> ו</text:span><text:span text:style-name="T204">ערך אחר</text:span><text:span text:style-name="T159">.</text:span><text:span text:style-name="T163"> <text:s/></text:span><text:span text:style-name="T159">איך תבחרו חפצים </text:span><text:span text:style-name="T164">שהמשקל שלהם לכל היותר 100, ו</text:span><text:span text:style-name="T159">סכום-ערכיהם גדול ביותר?</text:span></text:p>
      <text:p text:style-name="P19"/>
      <text:p text:style-name="P7"><text:span text:style-name="T225">א</text:span><text:span text:style-name="T159">ם </text:span><text:span text:style-name="T164">הערך של כל חפץ ידוע </text:span><text:span text:style-name="T159">לכולם </text:span><text:span text:style-name="T160">- </text:span><text:span text:style-name="T164">יש לנו בעיה אלגוריתמית. אמנם, זו בעיה קשה יותר מבעיית המסלול הזול ביותר, אבל היא פתירה</text:span><text:span text:style-name="T165">. </text:span><text:span text:style-name="T166">למשל, אם מספר החפצים הוא קטן, אפשר לבדוק את כל תת-הקבוצות של חפצים, </text:span><text:span text:style-name="T165">ולבחור את </text:span><text:span text:style-name="T166">תת-הקבוצה </text:span><text:span text:style-name="T165">עם הערך הגבוה ביותר מבין </text:span><text:span text:style-name="T166">תת-הקבוצות שסכום המשקלים שלהן הוא לכל היותר 100.</text:span></text:p>
      <text:p text:style-name="P7"><text:span text:style-name="T19">אבל מה אם </text:span><text:span text:style-name="T18">הערך של כל חפץ ידוע רק לחפץ</text:span><text:span text:style-name="T19">?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20"> מה תעשו?</text:span></text:p>
      <text:p text:style-name="P11"><text:span text:style-name="T168">כאמור, בכל</text:span><text:span text:style-name="T167"> מצב שבו הקלט לאלגוריתם הוא מידע פרטי של </text:span><text:span text:style-name="T161">אנשים עם אינטרסים אישיים, אנחנו צריכים להשתמש </text:span><text:span text:style-name="T192">במכרז</text:span><text:span text:style-name="T193">. אפשר להשתמש במכרז וק"ג כמו שראינו בסעיף הקודם. </text:span><text:span text:style-name="T196">בשלב הראשון של המכרז, אנחנו צריכים למצוא את התוצאה שממקסמת את סכום הערכים. </text:span><text:span text:style-name="T193">אם מספר החפצים (= המפרסמים) הוא קטן, </text:span><text:span text:style-name="T196">זה עובד מצויין</text:span><text:span text:style-name="T193">. <text:s/>אבל </text:span><text:span text:style-name="T194">מה אם מספר החפצים </text:span><text:span text:style-name="T197">הוא </text:span><text:span text:style-name="T194">גדול? <text:s/>בעיית התרמיל ידועה כבעיה </text:span><text:span text:style-name="T218">NP-שלמה </text:span><text:span text:style-name="T194">- וזה אומר ש</text:span><text:span text:style-name="T195">כנראה לא קיים אלגוריתם הפותר בעיות גדולות בזמן סביר.</text:span><text:span text:style-name="T198"> <text:s/>איך נוכל להריץ את מכרז וק"ג, אם אנחנו לא יכולים לחשב את הצעד הראשון שלו?!</text:span></text:p>
      <text:p text:style-name="P18"/>
      <text:p text:style-name="P47"><text:span text:style-name="T195">ב</text:span><text:span text:style-name="T191">עולם האלגוריתמים, כשנתקלים בבעיה שהיא </text:span><text:span text:style-name="T217">NP-קשה</text:span><text:span text:style-name="T191">, השלב הבא הוא לחפש עבורה </text:span><text:span text:style-name="T217">אלגוריתמי-קירוב</text:span><text:span text:style-name="T191">. </text:span><text:span text:style-name="T199">אם זה קשה למצוא את הצירוף עם סכום הערכים המקסימלי - ננסה למצוא צירוף עם סכום-ערכים שהוא "די קרוב" למקסימלי.</text:span><text:span text:style-name="T200"> <text:s/>איך מוצאים אלגוריתמי קירוב? אפשרות אחת, שעובדת בהרבה מקרים, היא לנסות </text:span><text:span text:style-name="T219">אלגוריתם חמדני </text:span><text:span text:style-name="T200">(greedy algorithm).</text:span><text:span text:style-name="T201"> נראה כמה אלגוריתמים כאלה עבור בעיית התרמיל.</text:span></text:p>
      <text:p text:style-name="P63"/>
      <text:p text:style-name="P40"><text:span text:style-name="T205">אלגוריתם חמדני א</text:span><text:span text:style-name="T159">:</text:span></text:p>
      <text:list xml:id="list339514013" text:style-name="L1">
        <text:list-item>
          <text:p text:style-name="P91">סדר את החפצים בסדר יורד של הערך.</text:p>
        </text:list-item>
        <text:list-item>
          <text:p text:style-name="P91">בחר חפצים לפי הסדר עד שהתרמיל מתמלא.</text:p>
        </text:list-item>
      </text:list>
      <text:p text:style-name="P22"><text:span text:style-name="T18">האלגוריתם הזה עובד יפה כשהחפצים בערך באותו משקל, אבל כשיש הבדלים גדולים </text:span><text:span text:style-name="T21">במשקלים - הוא עלול להיות מאד גרוע.</text:span></text:p>
      <text:p text:style-name="P20"><text:span text:style-name="T21">למשל, נניח שג</text:span><text:span text:style-name="T74">ודל התרמיל </text:span><text:span text:style-name="T75">הוא</text:span><text:span text:style-name="T74"> 100</text:span><text:span text:style-name="T75">, יש 51 חפצים, והערכים והמשקלים שלהם לפי הסדר הם:</text:span></text:p>
      <text:p text:style-name="P85"><text:span text:style-name="T204">$100/100k</text:span><text:span text:style-name="T159">, $20/2k, $20/2k, $20/2k … </text:span></text:p>
      <text:p text:style-name="P48"><text:span text:style-name="T159">רק החפץ הראשון </text:span><text:span text:style-name="T170">נכנס לתרמיל </text:span><text:span text:style-name="T159">- הערך הוא </text:span><text:span text:style-name="T169">$100</text:span><text:span text:style-name="T159">. אילו היה </text:span><text:span text:style-name="T169">מדלג על החפץ הראשון, היה יכול להכניס 50 חפצים שהערך של כל אחד הוא $20, כך שהערך היה גדול פי 10. <text:s/></text:span></text:p>
      <text:p text:style-name="P73"><text:span text:style-name="T38">מעבר לכך, גם אם נשתמש באלגוריתם הזה כשלב הראשון במכרז דמוי-וק"ג, התוצאה תהיה מאד גרועה: השחקן הראשון יזכה, אבל הוא יצטרך לשלם </text:span><text:span text:style-name="T18">$1000 </text:span><text:span text:style-name="T38">(סכום הערכים של השחקנים כשהוא לא משתתף), שזה פי 10</text:span><text:span text:style-name="T18"> יותר מהערך שלו</text:span><text:span text:style-name="T38">. </text:span><text:span text:style-name="T63">המכרז הזה</text:span><text:span text:style-name="T38"> כמובן לא </text:span><text:span text:style-name="T39">מגלה-אמת </text:span><text:span text:style-name="T38">- השחקן יעדיף לא להשתתף כלל, </text:span><text:span text:style-name="T40">מלהשתתף ולהפסיד</text:span><text:span text:style-name="T38">.</text:span></text:p>
      <text:p text:style-name="P54"/>
      <text:p text:style-name="P40"><text:span text:style-name="T205">אלגוריתם חמדני ב</text:span><text:span text:style-name="T159">:</text:span></text:p>
      <text:list xml:id="list3022421543" text:style-name="L2">
        <text:list-item>
          <text:p text:style-name="P97"><text:soft-page-break/><text:span text:style-name="T18">סדר את החפצים בסדר יורד של </text:span><text:span text:style-name="T22">היחס </text:span><text:span text:style-name="T85">ערך/משקל</text:span><text:span text:style-name="T18">.</text:span></text:p>
        </text:list-item>
        <text:list-item>
          <text:p text:style-name="P92">בחר חפצים לפי הסדר עד שהתרמיל מתמלא.</text:p>
        </text:list-item>
      </text:list>
      <text:p text:style-name="P64">האלגוריתם הזה עובד יפה על הדוגמה הקודמת, אבל עובד גרוע על הדוגמה הבאה:</text:p>
      <text:p text:style-name="P85"><text:span text:style-name="T204">$20/2k</text:span><text:span text:style-name="T159">, $100/100k.</text:span></text:p>
      <text:p text:style-name="P46"><text:span text:style-name="T190">רק החפץ הראשון </text:span><text:span text:style-name="T170">נכנס לתרמיל - הערך הוא $20. </text:span><text:span text:style-name="T190">אילו היה </text:span><text:span text:style-name="T169">מדלג על החפץ הראשון, </text:span><text:span text:style-name="T170">הערך היה גדול פי 5. <text:s/>גם כמכרז, התוצאות לא טובות: השחקן </text:span><text:span text:style-name="T159">הראשון </text:span><text:span text:style-name="T170">זוכה, והוא משלם </text:span><text:span text:style-name="T159">$100 </text:span><text:span text:style-name="T170">(סכום הערכים של האחרים כשהוא לא משתתף) </text:span><text:span text:style-name="T159">– יותר מהערך שלו</text:span><text:span text:style-name="T170">.</text:span></text:p>
      <text:p text:style-name="P24"/>
      <text:p text:style-name="P25">ראינו שני אלגוריתמים, כל אחד מהם נכשל על קלט מסויים. מתברר ששניהם ביחד נותנים תוצאה לא רעה בכלל.</text:p>
      <text:p text:style-name="P25"/>
      <text:p text:style-name="P9"><text:span text:style-name="T227">א</text:span><text:span text:style-name="T205">לגוריתם א+ב</text:span><text:span text:style-name="T159">: הפעל את שני האלגוריתמים החמדניים</text:span><text:span text:style-name="T171">, ו</text:span><text:span text:style-name="T159">בחר את התוצאה עם הסכום הגבוה.</text:span></text:p>
      <text:p text:style-name="P41"><text:span text:style-name="T205">משפט</text:span><text:span text:style-name="T159">: אלגוריתם א+ב נותן </text:span><text:span text:style-name="T221">קירוב 1/2</text:span><text:span text:style-name="T202"> לבעיית התרמיל</text:span><text:span text:style-name="T159">.</text:span><text:span text:style-name="T172"> כלומר, הוא מוצא תת-קבוצה </text:span><text:span text:style-name="T173">שסכום ערכיה </text:span><text:span text:style-name="T172">הוא לפחות 1/2 </text:span><text:span text:style-name="T173">מהסכום </text:span><text:span text:style-name="T172">הגבוה ביותר האפשרי.</text:span></text:p>
      <text:p text:style-name="P42"><text:span text:style-name="T222">הוכחה</text:span><text:span text:style-name="T159">: </text:span></text:p>
      <text:list xml:id="list1852324930" text:style-name="L3">
        <text:list-item>
          <text:p text:style-name="P98"><text:span text:style-name="T18">נניח שאלגוריתם ב נתקע אחרי k חפצים.</text:span><text:span text:style-name="T23"> אילו היה יכול להוסיף גם את </text:span><text:span text:style-name="T18">החפץ ה-k+1 – הסכום </text:span><text:span text:style-name="T23">היה לפחות כמו המקסימום - אולי אפילו יותר (כי האלגוריתם ממקסם את </text:span><text:span text:style-name="T24">ה</text:span><text:span text:style-name="T23">ערך</text:span><text:span text:style-name="T24"> ליחידת </text:span><text:span text:style-name="T23">משקל).</text:span></text:p>
        </text:list-item>
        <text:list-item>
          <text:p text:style-name="P98"><text:span text:style-name="T24">אלגוריתם א </text:span><text:span text:style-name="T25">בוחר לפחות חפץ אחד עם הערך הגבוה ביותר. כלומר, הסכום של אלגוריתם א </text:span><text:span text:style-name="T18">הוא לפחות </text:span><text:span text:style-name="T25">כמו ערך </text:span><text:span text:style-name="T18">החפץ ה-k+1.</text:span></text:p>
        </text:list-item>
        <text:list-item>
          <text:p text:style-name="P95">מכאן, הסכום של אלגוריתמים א+ב הוא לפחות כמו המקסימום.</text:p>
        </text:list-item>
        <text:list-item>
          <text:p text:style-name="P98"><text:span text:style-name="T25">מכאן, לפי עקרון שובך היונים, הסכום של אחד משני האלגוריתמים הוא לפחות כמו המקסימום / 2</text:span><text:span text:style-name="T26">! ***</text:span></text:p>
        </text:list-item>
      </text:list>
      <text:p text:style-name="P21"><text:span text:style-name="T36">(אגב, המשפט מחזק את דברי בן-עזאי: "</text:span><text:span text:style-name="T18">אַל תְּהִי בָז לְכָל אָדָם, <text:s/>וְאַל תְּהִי מַפְלִיג לְכָל דָּבָר</text:span><text:span text:style-name="T36">; </text:span><text:span text:style-name="T18">שֶׁאֵין לְךָ אָדָם שֶׁאֵין לוֹ שָׁעָה, וְאֵין לְךָ דָבָר שֶׁאֵין לוֹ מָקוֹם</text:span><text:span text:style-name="T36">" (משנה אבות ד ג): לא צריך לזלזל </text:span><text:span text:style-name="T37">בדברים </text:span><text:span text:style-name="T36">שנראים </text:span><text:span text:style-name="T37">לנו </text:span><text:span text:style-name="T36">במבט ראשון חסרי-ערך, כי ייתכן שהם יתבררו כמועילים כשנשלב </text:span><text:span text:style-name="T37">ביניהם וניתן לכל אחד את המקום המתאים לו</text:span><text:span text:style-name="T68">)</text:span><text:span text:style-name="T36">.</text:span></text:p>
      <text:p text:style-name="P17"/>
      <text:p text:style-name="P23"><text:span text:style-name="T25">ע</text:span><text:span text:style-name="T18">שינו צעד גדול קדימה - מצאנו אלגוריתם שזמן-הריצה שלו הוא ליניארי, והוא מוצא קירוב טוב לבעיית התרמיל. <text:s text:c="2"/>האם אפשר להשתמש בו גם כשלב הראשון במכרז וק"ג?</text:span></text:p>
      <text:p text:style-name="P13"/>
      <text:p text:style-name="P13">למרבה הצער, התשובה היא לא. הנה דוגמה:</text:p>
      <text:p text:style-name="P85"><text:span text:style-name="T204">$54/52k</text:span><text:span text:style-name="T159">, $52/51k, $49/49k.</text:span></text:p>
      <text:p text:style-name="P74"><text:span text:style-name="T41">במקרה זה, גם אלגוריתם א וגם אלגוריתם ב בוחרים את </text:span><text:span text:style-name="T42">החפץ הראשון</text:span><text:span text:style-name="T43">, ולכן גם אלגוריתם א+ב בוחר אותו. הערך הוא $54, </text:span><text:span text:style-name="T44">וזה באמת יותר מחצי מהמקסימום (שהוא $101).</text:span><text:span text:style-name="T43"> כמה צריך </text:span><text:span text:style-name="T45">השחקן הראשון </text:span><text:span text:style-name="T43">לשלם? - אילו</text:span><text:span text:style-name="T3"> </text:span><text:span text:style-name="T4">הוא </text:span><text:span text:style-name="T3">לא היה </text:span><text:span text:style-name="T5">משתתף</text:span><text:span text:style-name="T3">, אז שני האלגוריתמים היו בוחרים את שני החפצים האחרים, וסכום-הערכים </text:span><text:span text:style-name="T4">שלהם </text:span><text:span text:style-name="T3">היה $101. </text:span><text:span text:style-name="T4">לכן השחקן הראשון צריך </text:span><text:span text:style-name="T6">לשלם $101, שזה יותר מהערך שלו – </text:span><text:span text:style-name="T4">המכרז </text:span><text:span text:style-name="T11">אינו</text:span><text:span text:style-name="T4"> </text:span><text:span text:style-name="T10">מגלה-אמת</text:span><text:span text:style-name="T4">!</text:span></text:p>
      <text:p text:style-name="P66"/>
      <text:p text:style-name="P49"><text:span text:style-name="T115">אנחנו רואים כאן חיסרון גדול של מנגנון וק"ג - הוא חייב למצוא את סכום-הערכים המקסימלי, וחייב למצוא אותו </text:span><text:span text:style-name="T132">במדוייק </text:span><text:span text:style-name="T115">- לא בקירוב. אם מציאת המקסימום היא בעיה חישובית קשה - אנחנו לא יכולים להשתמש ב-VCG. צריך </text:span><text:span text:style-name="T123">מכרז מסוג</text:span><text:span text:style-name="T115"> אחר.</text:span></text:p>
      <text:p text:style-name="P67"/>
      <text:p text:style-name="P4"><text:span text:style-name="T116">מ</text:span><text:span text:style-name="T115">כרז מאירסון</text:span></text:p>
      <text:p text:style-name="P52"><text:span text:style-name="T132">מכרז מאירסון </text:span><text:span text:style-name="T115">(על-שם </text:span><text:span text:style-name="T117">ממציאו</text:span><text:span text:style-name="T115"> Myerson, חתן פרס נובל לכלכלה)</text:span><text:span text:style-name="T118"> הוא מכרז </text:span><text:span text:style-name="T131">מגלה-אמת</text:span><text:span text:style-name="T118">, המיועד למצבים שבהם לא יכולים או לא רוצים למקסם את סכום-הערכים.</text:span></text:p>
      <text:p text:style-name="P69"/>
      <text:p text:style-name="P43"><text:span text:style-name="T119">מכרז מאירסון </text:span><text:span text:style-name="T120">מקבל כקלט </text:span><text:span text:style-name="T133">כלל-בחירה - </text:span><text:span text:style-name="T125">כלל הקובע, לגבי כל שחקן, אם הוא "נבחר" או לא. כלל-הבחירה הזה יכול להיות "בחר את השחקן עם הערך הגבוה ביותר", או "בחר את קבוצת-השחקנים </text:span><text:soft-page-break/><text:span text:style-name="T125">עם סכום-הערכים הגבוה ביותר", </text:span><text:span text:style-name="T126">ואז מכרז מאירסון זהה למכרז וק"ג. </text:span><text:span text:style-name="T127"><text:s text:c="2"/></text:span><text:span text:style-name="T126">אבל </text:span><text:span text:style-name="T127">אפשר להשתמש גם ב</text:span><text:span text:style-name="T126">כלל-בחירה </text:span><text:span text:style-name="T127">אחר, </text:span><text:span text:style-name="T128">למשל "הרץ אלגוריתם-קירוב </text:span><text:span text:style-name="T129">חמדני </text:span><text:span text:style-name="T128">לבעיית התרמיל ובחר את השחקנים שנבחרו ע"י האלגוריתם"</text:span><text:span text:style-name="T130">.</text:span></text:p>
      <text:p text:style-name="P71"/>
      <text:p text:style-name="P75"><text:span text:style-name="T18">לכל </text:span><text:span text:style-name="T46">שחקן i </text:span><text:span text:style-name="T18">יש</text:span><text:span text:style-name="T46">נו</text:span><text:span text:style-name="T18"> ערך כספי </text:span><text:span text:style-name="T46">v</text:span><text:span text:style-name="T92">i</text:span><text:span text:style-name="T46"> </text:span><text:span text:style-name="T18">ל”היבחרות”</text:span><text:span text:style-name="T46">. אם שחקן i נבחר אז הערך שלו הוא v</text:span><text:span text:style-name="T92">i</text:span><text:span text:style-name="T46">, ואם השחקן לא נבחר אז הערך שלו הוא 0.</text:span><text:span text:style-name="T47"> </text:span><text:span text:style-name="T48">אם </text:span><text:span text:style-name="T64">משתמשים</text:span><text:span text:style-name="T48"> רק בכלל-הבחירה - המכרז </text:span><text:span text:style-name="T69">אינו</text:span><text:span text:style-name="T48"> </text:span><text:span text:style-name="T10">מגלה-אמת</text:span><text:span text:style-name="T48">, כי כל שחקן שהערך שלו חיובי, ירצה לשנות את הדיווח שלו כדי </text:span><text:span text:style-name="T56">להיבחר</text:span><text:span text:style-name="T48">. כדי שהמכרז </text:span><text:span text:style-name="T70">י</text:span><text:span text:style-name="T10">גלה אמת</text:span><text:span text:style-name="T48">, אנחנו צריכים להוסיף לו </text:span><text:span text:style-name="T82">כלל-תשלום</text:span><text:span text:style-name="T48"> - כלל הקובע, לכל שחקן, כמה כסף הוא צריך לשלם. </text:span><text:span text:style-name="T49">אם שחקן i נבחר ומשלם p</text:span><text:span text:style-name="T93">i</text:span><text:span text:style-name="T49">, אז </text:span><text:span text:style-name="T83">התועלת </text:span><text:span text:style-name="T49">שלו היא ההפרש - </text:span><text:span text:style-name="T46">v</text:span><text:span text:style-name="T92">i</text:span><text:span text:style-name="T9">-</text:span><text:span text:style-name="T49">p</text:span><text:span text:style-name="T93">i</text:span><text:span text:style-name="T49">.</text:span><text:span text:style-name="T48"> <text:s/>אנחנו מחפשים כלל-תשלום שיגרום לכך שהמכרז יהיה </text:span><text:span text:style-name="T10">מגלה-אמת</text:span><text:span text:style-name="T48">.</text:span></text:p>
      <text:p text:style-name="P58"/>
      <text:p text:style-name="P50"><text:span text:style-name="T159">נסביר שוב במילים אחרות. </text:span><text:span text:style-name="T205">מכרז </text:span><text:span text:style-name="T191">הוא זוג של פונקציות - </text:span><text:span text:style-name="T220">פונקציית</text:span><text:span text:style-name="T217">-בחירה</text:span><text:span text:style-name="T191"> </text:span><text:span text:style-name="T203">ו</text:span><text:span text:style-name="T220">פונקציית</text:span><text:span text:style-name="T217">-תשלום</text:span><text:span text:style-name="T191">.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59"/>
      <text:p text:style-name="P53"><text:span text:style-name="T174">ב</text:span><text:span text:style-name="T159">מכרז-מאירסון, כלל-הבחירה נתון וקבוע מראש, והמטרה שלנו היא למצוא כלל-תשלום תואם, כך שהמכרז המתקבל יהיה </text:span><text:span text:style-name="T131">מגלה-אמת</text:span><text:span text:style-name="T159">.</text:span><text:span text:style-name="T179"> <text:s text:c="3"/></text:span><text:span text:style-name="T159">השאלה המרכזית היא: האם </text:span><text:span text:style-name="T221">לכל </text:span><text:span text:style-name="T159">כלל-בחירה קיים כלל-תשלום תואם? התשובה היא לא, אבל </text:span><text:span text:style-name="T175">ישנם הרבה כללי-בחירה שעבורם קיים כלל-תשלום. </text:span></text:p>
      <text:p text:style-name="P60"/>
      <text:p text:style-name="P51"><text:span text:style-name="T206">הג</text:span><text:span text:style-name="T205">דרה</text:span><text:span text:style-name="T159">: כלל-בחירה נקרא </text:span><text:span text:style-name="T221">מונוטוני</text:span><text:span text:style-name="T208"> </text:span><text:span text:style-name="T159">אם, עבור כל שחקן i, הכלל הוא פונקציה מונוטונית-עולה של v</text:span><text:span text:style-name="T228">i</text:span><text:span text:style-name="T159">.</text:span></text:p>
      <text:p text:style-name="P105"/>
      <text:p text:style-name="P40"><text:span text:style-name="T176">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159">כלל-בחירה </text:span><text:span text:style-name="T208">בינארי</text:span><text:span text:style-name="T159"> הוא מונוטוני אם עבור כל</text:span><text:span text:style-name="T176"> שחקן</text:span><text:span text:style-name="T159"> i, אם </text:span><text:span text:style-name="T176">הוא </text:span><text:span text:style-name="T159">נבחר כשהערך שלו </text:span><text:span text:style-name="T208">x</text:span><text:span text:style-name="T159">, אז הוא נבחר גם כשהערך שלו הוא כל מספר הגדול מ-</text:span><text:span text:style-name="T208">x</text:span><text:span text:style-name="T159">.</text:span></text:p>
      <text:p text:style-name="P54"/>
      <text:p text:style-name="P55">דוגמאות לכללים מונוטוניים:</text:p>
      <text:list xml:id="list32641942" text:style-name="L4">
        <text:list-item>
          <text:p text:style-name="P93">בחר את 3 הערכים הגדולים ביותר.</text:p>
        </text:list-item>
        <text:list-item>
          <text:p text:style-name="P93">בחר את הערך הגדול ביותר, בתנאי שהוא מעל 10.</text:p>
        </text:list-item>
        <text:list-item>
          <text:p text:style-name="P93">בחר בעזרת אלגוריתם חמדני א / ב / א+ב <text:span text:style-name="T249">לבעיית התרמיל.</text:span></text:p>
        </text:list-item>
      </text:list>
      <text:p text:style-name="P55">דוגמאות לכללים לא מונוטוניים:</text:p>
      <text:list xml:id="list2582763303" text:style-name="L5">
        <text:list-item>
          <text:p text:style-name="P94">בחר את הערך השני מלמעלה.</text:p>
        </text:list-item>
        <text:list-item>
          <text:p text:style-name="P94">בחר את הערך הגדול ביותר, אם הוא מתחת ל-7.</text:p>
        </text:list-item>
      </text:list>
      <text:p text:style-name="P12"/>
      <text:p text:style-name="P12"/>
      <text:p text:style-name="P76"><text:span text:style-name="T71">מש</text:span><text:span text:style-name="T72">פט מאירסון</text:span><text:span text:style-name="T47">: </text:span><text:span text:style-name="T50">מונוטוניות היא תנאי הכרחי ומספיק </text:span><text:span text:style-name="T65">לגילוי-אמת</text:span><text:span text:style-name="T50">. כלומר:</text:span></text:p>
      <text:p text:style-name="P56">(א) לכל כלל-בחירה לא-מונוטוני - אין כלל-תשלום <text:span text:style-name="T241">מגלה-אמת</text:span>.</text:p>
      <text:p text:style-name="P56">(ב) לכל כלל-בחירה מונוטוני - קיים כלל-תשלום <text:span text:style-name="T241">מגלה-אמת</text:span>.</text:p>
      <text:p text:style-name="P62">(ג) אם ישנה דרישה נוספת, לפיה מי שאינו נבחר – משלם 0, אז כלל-התשלום המגלה-אמת הוא <text:span text:style-name="T236">יחיד</text:span>.</text:p>
      <text:p text:style-name="P54"/>
      <text:p text:style-name="P77"><text:span text:style-name="T51">עכשיו</text:span><text:span text:style-name="T50"> </text:span><text:span text:style-name="T18">נוכיח את משפט מאירסון</text:span><text:span text:style-name="T50">, ותוך כדי </text:span><text:span text:style-name="T51">כך</text:span><text:span text:style-name="T50"> נגלה </text:span><text:span text:style-name="T52">מהו כלל-התשלום היחיד </text:span><text:span text:style-name="T66">שאיתו המכרז מגלה-אמת</text:span><text:span text:style-name="T50">.</text:span></text:p>
      <text:p text:style-name="P68"/>
      <text:p text:style-name="P70"><text:span text:style-name="T235">הוכחת משפט מאירסון</text:span>: בהוכחה <text:span text:style-name="T234">נשתמש בסימונים הבאים:</text:span></text:p>
      <text:list xml:id="list892208948" text:style-name="L6">
        <text:list-item>
          <text:p text:style-name="P99"><text:span text:style-name="T18">כלל-הבחירה – </text:span><text:span text:style-name="T74">c - </text:span><text:span text:style-name="T18">פונקציה המקבלת כקלט את הערכים של כל המשתתפים, ומחזירה וקטור בינארי (</text:span><text:span text:style-name="T74">1 = “ברכותיי, נבחרת!”</text:span><text:span text:style-name="T76">, 0 = "לא נבחרת!"</text:span><text:span text:style-name="T74">). <text:s/>c</text:span><text:span text:style-name="T76"> הוא </text:span><text:span text:style-name="T74">נתון וקבוע.</text:span></text:p>
        </text:list-item>
        <text:list-item>
          <text:p text:style-name="P99"><text:span text:style-name="T18">כלל התשלום – </text:span><text:span text:style-name="T74">p</text:span><text:span text:style-name="T18"> - פונקציה המקבלת כקלט את הערכים של כל המשתתפים, ומחזירה וקטור מספרי של תשלומים. </text:span><text:span text:style-name="T74"><text:s/>את p אנחנו מחפשים.</text:span></text:p>
        </text:list-item>
      </text:list>
      <text:p text:style-name="P54"/>
      <text:p text:style-name="P10"><text:span text:style-name="T226">ה</text:span><text:span text:style-name="T162">תועלת של משתתף עם ערך </text:span><text:span text:style-name="T232">v</text:span><text:span text:style-name="T162"> שאומר </text:span><text:span text:style-name="T232">x</text:span><text:span text:style-name="T162"> היא:</text:span></text:p>
      <text:p text:style-name="P39"><text:soft-page-break/>v*c(x) – p(x)</text:p>
      <text:p text:style-name="P57">במכרז <text:span text:style-name="T241">מגלה-אמת</text:span>, חייב להתקיים:<text:span text:style-name="T238"> </text:span></text:p>
      <text:p text:style-name="P87">v*c(v) – p(v) <text:s/>≥ <text:s/>v*c(x) – p(x)</text:p>
      <text:p text:style-name="P87"/>
      <text:p text:style-name="P113"><text:span text:style-name="T254">(1) <text:s text:c="4"/></text:span>v*<text:span text:style-name="T255">[</text:span>c(v)-<text:span text:style-name="T255">c(x)]</text:span> <text:s text:c="2"/>≥ <text:s/>p(v) - <text:s/>p(x)</text:p>
      <text:p text:style-name="P44"><text:span text:style-name="T159"/></text:p>
      <text:p text:style-name="P111"><text:span text:style-name="T61">לכל </text:span><text:span text:style-name="T87">z ולכל w, </text:span><text:span text:style-name="T18">התועלת של משתתף עם ערך</text:span> <text:span text:style-name="T106">w</text:span> <text:span text:style-name="T18">שאומר </text:span><text:span text:style-name="T106">z</text:span><text:span text:style-name="T18"> היא:</text:span><text:span text:style-name="T60"> <text:s/></text:span></text:p>
      <text:p text:style-name="P115"><text:span text:style-name="T105">w</text:span><text:span text:style-name="T100">*c(</text:span><text:span text:style-name="T105">z</text:span><text:span text:style-name="T100">) – p(</text:span><text:span text:style-name="T105">z</text:span><text:span text:style-name="T100">)</text:span></text:p>
      <text:p text:style-name="P108">במכרז <text:span text:style-name="T242">מגלה-אמת</text:span> חייב להתקיים:<text:span text:style-name="T238"> </text:span></text:p>
      <text:p text:style-name="P115"><text:span text:style-name="T105">w</text:span><text:span text:style-name="T100">*c(</text:span><text:span text:style-name="T105">w</text:span><text:span text:style-name="T100">) – p(</text:span><text:span text:style-name="T105">w</text:span><text:span text:style-name="T100">) ≥ </text:span><text:span text:style-name="T105">w</text:span><text:span text:style-name="T100">*c(</text:span><text:span text:style-name="T105">z</text:span><text:span text:style-name="T100">) – p(</text:span><text:span text:style-name="T105">z</text:span><text:span text:style-name="T100">)</text:span></text:p>
      <text:p text:style-name="P106"/>
      <text:p text:style-name="P123">זה נכון לכל <text:span text:style-name="T252">z ולכל w. </text:span><text:span text:style-name="T253">בפרט, זה נכון עבור:</text:span></text:p>
      <text:p text:style-name="P124">w=x</text:p>
      <text:p text:style-name="P124">z=v</text:p>
      <text:p text:style-name="P116"><text:span text:style-name="T105">x</text:span><text:span text:style-name="T110">*c(</text:span><text:span text:style-name="T105">x</text:span><text:span text:style-name="T110">) – p(</text:span><text:span text:style-name="T105">x</text:span><text:span text:style-name="T110">) ≥ </text:span><text:span text:style-name="T105">x</text:span><text:span text:style-name="T110">*c(</text:span><text:span text:style-name="T105">v</text:span><text:span text:style-name="T110">) – p(</text:span><text:span text:style-name="T105">v</text:span><text:span text:style-name="T110">)</text:span></text:p>
      <text:p text:style-name="P116"><text:span text:style-name="T110"/></text:p>
      <text:p text:style-name="P117"><text:span text:style-name="T111">(</text:span><text:span text:style-name="T112">2</text:span><text:span text:style-name="T111">) <text:s text:c="5"/>p(v) - <text:s/>p(x) </text:span><text:span text:style-name="T100"><text:s text:c="2"/>≥ <text:s text:c="2"/></text:span><text:span text:style-name="T108">x</text:span><text:span text:style-name="T100">*</text:span><text:span text:style-name="T112">[</text:span><text:span text:style-name="T100">c(v)-</text:span><text:span text:style-name="T112">c(x)]</text:span></text:p>
      <text:p text:style-name="P109"><text:span text:style-name="T233"/></text:p>
      <text:p text:style-name="P106"/>
      <text:p text:style-name="P107">מחברים את המשוואות <text:span text:style-name="T254">(1) ו (2), </text:span>ומקבלים:</text:p>
      <text:p text:style-name="P119"><text:span text:style-name="T110"><text:s/></text:span><text:span text:style-name="T109">(3) <text:s text:c="4"/></text:span><text:span text:style-name="T113">v</text:span><text:span text:style-name="T104">*[c(</text:span><text:span text:style-name="T113">v</text:span><text:span text:style-name="T104">)–c(</text:span><text:span text:style-name="T113">x</text:span><text:span text:style-name="T104">)] <text:s text:c="2"/>≥ <text:s text:c="2"/>p(</text:span><text:span text:style-name="T113">v</text:span><text:span text:style-name="T104">)-p(</text:span><text:span text:style-name="T113">x</text:span><text:span text:style-name="T104">) <text:s text:c="2"/>≥ <text:s/>x*[c(</text:span><text:span text:style-name="T113">v</text:span><text:span text:style-name="T104">) – c(</text:span><text:span text:style-name="T113">x</text:span><text:span text:style-name="T104">)]</text:span></text:p>
      <text:p text:style-name="P118"><text:span text:style-name="T104"/></text:p>
      <text:p text:style-name="P114"><text:span text:style-name="T159"/></text:p>
      <text:p text:style-name="P27">נבדוק את אי-השיוויון הזה <text:span text:style-name="T243">בשני</text:span> מצבים.</text:p>
      <text:p text:style-name="P26"/>
      <text:p text:style-name="P33"><text:span text:style-name="T135">מצב </text:span><text:span text:style-name="T134">א</text:span><text:span text:style-name="T121">: </text:span><text:span text:style-name="T231">c(v)=c(x)</text:span><text:span text:style-name="T215">. במקרה זה, </text:span><text:span text:style-name="T139">המשוואה המודגשת </text:span><text:span text:style-name="T140">נראית כך</text:span><text:span text:style-name="T139">:</text:span></text:p>
      <text:p text:style-name="P38"><text:span text:style-name="T239">0</text:span><text:span text:style-name="T240"> <text:s/>≥ <text:s text:c="2"/>p(v)-p(x) <text:s text:c="2"/>≥ <text:s/></text:span><text:span text:style-name="T239">0</text:span></text:p>
      <text:p text:style-name="P35"><text:span text:style-name="T216">מכאן נובע ש</text:span><text:span text:style-name="T215">: </text:span><text:span text:style-name="T231">p(v)=p(x)</text:span><text:span text:style-name="T180">. </text:span><text:span text:style-name="T182"><text:s text:c="2"/></text:span><text:span text:style-name="T181">המשמעות היא, ש</text:span><text:span text:style-name="T178">ה</text:span><text:span text:style-name="T208">תשלום של שחקן שנבחר </text:span><text:span text:style-name="T212">- </text:span><text:span text:style-name="T214">אינו </text:span><text:span text:style-name="T208">תלוי בערך שלו</text:span><text:span text:style-name="T212">, ו</text:span><text:span text:style-name="T211">גם התשלום של שחקן </text:span><text:span text:style-name="T212">שאינו </text:span><text:span text:style-name="T211">נבחר </text:span><text:span text:style-name="T212">- </text:span><text:span text:style-name="T214">אינו </text:span><text:span text:style-name="T211">תלוי בערך שלו</text:span><text:span text:style-name="T212">. </text:span><text:span text:style-name="T209">זה די </text:span><text:span text:style-name="T212">מובן </text:span><text:span text:style-name="T209">- </text:span><text:span text:style-name="T210">אילו הייתי יכול להיבחר עם שני תשלומים שונים, הייתי תמיד אומר ערך שיבטיח לי </text:span><text:span text:style-name="T213">להיבחר עם </text:span><text:span text:style-name="T210">התשלום הנמוך יותר, </text:span><text:span text:style-name="T213">ואז </text:span><text:span text:style-name="T210">המכרז לא היה </text:span><text:span text:style-name="T131">מגלה-אמת</text:span><text:span text:style-name="T210">.</text:span></text:p>
      <text:p text:style-name="P72"/>
      <text:p text:style-name="P79"><text:span text:style-name="T135">מצב ב</text:span><text:span text:style-name="T121">: </text:span><text:span text:style-name="T150">c(v)&gt;c(x)</text:span><text:span text:style-name="T138">, כלומר </text:span><text:span text:style-name="T151">c(v)=1</text:span><text:span text:style-name="T138"> וגם</text:span><text:span text:style-name="T155"> c(x)=0</text:span><text:span text:style-name="T156"> (</text:span><text:span text:style-name="T140">המצב</text:span><text:span text:style-name="T156"> </text:span><text:span text:style-name="T157">c(v)</text:span><text:span text:style-name="T158">&lt;</text:span><text:span text:style-name="T157">c(x)</text:span><text:span text:style-name="T156"> </text:span><text:span text:style-name="T140">הוא סימטרי).</text:span></text:p>
      <text:p text:style-name="P79"><text:span text:style-name="T139">במקרה זה, המשוואה המודגשת </text:span><text:span text:style-name="T140">נראית כך</text:span><text:span text:style-name="T139">:</text:span></text:p>
      <text:p text:style-name="P89">v <text:s/>≥ <text:s text:c="2"/>p(v)-p(x) <text:s text:c="2"/>≥ <text:s/>x</text:p>
      <text:p text:style-name="P81">מכאן נובע ש v&gt;x, כלומר - הפונקציה c חייבת להיות מונוטונית.</text:p>
      <text:p text:style-name="P122"/>
      <text:p text:style-name="P84"><text:span text:style-name="T14">מכאן אפשר גם לחשב את כלל התשלומים. <text:s/></text:span><text:span text:style-name="T77">נניח ש-</text:span><text:span text:style-name="T101">v</text:span><text:span text:style-name="T77"> ו-</text:span><text:span text:style-name="T101">x</text:span><text:span text:style-name="T77"> הם מאד מאד קרובים - כמעט זהים</text:span><text:span text:style-name="T78">;</text:span><text:span text:style-name="T79"> הם ממש ליד ה"סף" שבו הפונקציה c מתחלפת מ-0 ל-1. x קצת מתחת לסף, ו-</text:span><text:span text:style-name="T102">v</text:span><text:span text:style-name="T79"> קצת מעל הסף.</text:span><text:span text:style-name="T78"> </text:span><text:span text:style-name="T80">אז, שני צדדי המשוואה כמעט שוים, ולכן גם </text:span><text:span text:style-name="T81">ההפרש </text:span><text:span text:style-name="T100">p(v)-p(x)</text:span><text:span text:style-name="T18"> </text:span><text:span text:style-name="T57">כמעט שווה להם.</text:span><text:span text:style-name="T58"> <text:s text:c="2"/></text:span><text:span text:style-name="T57">מכאן, שההפרש </text:span><text:span text:style-name="T81"><text:s/></text:span><text:span text:style-name="T103">p(v)-p(x)</text:span><text:span text:style-name="T57"> <text:s/>חייב להיות שווה ל</text:span><text:span text:style-name="T84">ערך הסף </text:span><text:span text:style-name="T57">- </text:span><text:span text:style-name="T18">הערך שבו</text:span><text:span text:style-name="T58"> הפונקציה</text:span><text:span text:style-name="T94"> </text:span><text:span text:style-name="T98">c</text:span><text:span text:style-name="T18"> מתחלפת מ-0 ל-1. </text:span><text:span text:style-name="T62">ובתוספת </text:span><text:span text:style-name="T59">ההנחה בסעיף ג, שלפיה מי שאינו נבחר משלם 0, </text:span><text:span text:style-name="T62">נובע </text:span><text:span text:style-name="T59">ש- </text:span><text:span text:style-name="T86">p(v) שווה לערך הסף.</text:span></text:p>
      <text:p text:style-name="P121"/>
      <text:p text:style-name="P30"/>
      <text:p text:style-name="P80"><text:span text:style-name="T136">שימו לב</text:span><text:span text:style-name="T142">: ערך-הסף יכול להיות זהה לכל השחקנים, אבל יכול להיות גם שונה משחקן לשחקן. </text:span><text:span text:style-name="T137">דוגמאות:</text:span></text:p>
      <text:list xml:id="list2282727442" text:style-name="L7">
        <text:list-item>
          <text:p text:style-name="P125"><text:span text:style-name="T137">אם הכלל הוא "בחר את כל הערכים הגדולים מ-10", אז ערך-הסף </text:span><text:span text:style-name="T143">לכל השחקנים </text:span><text:span text:style-name="T137">הוא 10.</text:span></text:p>
        </text:list-item>
        <text:list-item>
          <text:p text:style-name="P129">אם הכלל הוא "בחר את 3 הערכים הגבוהים ביותר", אז ערך-הסף של כל שחקן שנבחר הוא הערך של השחקן הרביעי.</text:p>
        </text:list-item>
        <text:list-item>
          <text:p text:style-name="P126"><text:soft-page-break/><text:span text:style-name="T141">א</text:span><text:span text:style-name="T137">ם הכלל הוא "הרץ אלגוריתם חמדני </text:span><text:span text:style-name="T144">ב</text:span><text:span text:style-name="T137">" - </text:span><text:span text:style-name="T144">אז ערך-הסף של כל שחקן יהיה תלוי במשקל שלו (נראה בהמשך).</text:span></text:p>
        </text:list-item>
      </text:list>
      <text:p text:style-name="P82"/>
      <text:p text:style-name="P83"><text:span text:style-name="T12">הוכחנו שיש רק כלל-תשלום יחיד </text:span><text:span text:style-name="T13">ה</text:span><text:span text:style-name="T17">מועמד </text:span><text:span text:style-name="T12">להיות </text:span><text:span text:style-name="T10">מגלה-אמת</text:span><text:span text:style-name="T12">. המכרז עם כלל-התשלום הזה נראה כך:</text:span></text:p>
      <text:list xml:id="list2874285002" text:style-name="L8">
        <text:list-item>
          <text:p text:style-name="P127"><text:span text:style-name="T137">כלל-הבחירה </text:span><text:span text:style-name="T148">הנתון </text:span><text:span text:style-name="T137">קובע, עבור כל שחקן</text:span><text:span text:style-name="T149">i</text:span><text:span text:style-name="T137">, ערך-סף מסויים</text:span><text:span text:style-name="T152"> t</text:span><text:span text:style-name="T229">i</text:span><text:span text:style-name="T145">.</text:span></text:p>
        </text:list-item>
        <text:list-item>
          <text:p text:style-name="P128"><text:span text:style-name="T137">אם</text:span><text:span text:style-name="T152"> </text:span><text:span text:style-name="T153">v</text:span><text:span text:style-name="T230">i</text:span><text:span text:style-name="T153"> &gt; t</text:span><text:span text:style-name="T230">i</text:span><text:span text:style-name="T145">, אז</text:span><text:span text:style-name="T146"> </text:span><text:span text:style-name="T147">השחקן נבחר ומשלם </text:span><text:span text:style-name="T152">t</text:span><text:span text:style-name="T229">i</text:span><text:span text:style-name="T154">.</text:span></text:p>
        </text:list-item>
        <text:list-item>
          <text:p text:style-name="P132"><text:span text:style-name="T15">אחרת, השחקן </text:span><text:span text:style-name="T16">אינו</text:span><text:span text:style-name="T15"> נבחר ו</text:span><text:span text:style-name="T16">אינו</text:span><text:span text:style-name="T15"> משלם.</text:span></text:p>
        </text:list-item>
      </text:list>
      <text:p text:style-name="P31"/>
      <text:p text:style-name="P78"><text:span text:style-name="T18">נשאר להוכיח</text:span><text:span text:style-name="T31">,</text:span><text:span text:style-name="T53"> ש</text:span><text:span text:style-name="T18">כלל</text:span><text:span text:style-name="T31">-</text:span><text:span text:style-name="T54">התש</text:span><text:span text:style-name="T55">לום</text:span><text:span text:style-name="T18"> </text:span><text:span text:style-name="T31">הזה </text:span><text:span text:style-name="T67">אכן</text:span><text:span text:style-name="T18"> </text:span><text:span text:style-name="T10">מגלה-אמת</text:span><text:span text:style-name="T18">.</text:span><text:span text:style-name="T31"> הנה ה</text:span><text:span text:style-name="T73">הוכחה</text:span><text:span text:style-name="T18">:</text:span></text:p>
      <text:list xml:id="list1090334563" text:style-name="L9">
        <text:list-item>
          <text:p text:style-name="P100"><text:span text:style-name="T18">אם נבחרת</text:span><text:span text:style-name="T32">, ותכריז מעל </text:span><text:span text:style-name="T97">t</text:span><text:span text:style-name="T89">i</text:span><text:span text:style-name="T97"> </text:span><text:span text:style-name="T32">- </text:span><text:span text:style-name="T18">כלום לא ישתנה</text:span><text:span text:style-name="T31">, אתה עדיין תיבחר ותשלם את אותו ערך.</text:span></text:p>
        </text:list-item>
        <text:list-item>
          <text:p text:style-name="P101"><text:span text:style-name="T31">אם לא נבחרת</text:span><text:span text:style-name="T33">, ותכריז מתחת ל </text:span><text:span text:style-name="T97">t</text:span><text:span text:style-name="T89">i</text:span><text:span text:style-name="T97"> </text:span><text:span text:style-name="T33">-</text:span><text:span text:style-name="T31"> כלום לא ישתנה, אתה עדיין לא תיבחר ולא תשלם.</text:span></text:p>
        </text:list-item>
        <text:list-item>
          <text:p text:style-name="P102"><text:span text:style-name="T31">אם נבחרת</text:span><text:span text:style-name="T34">,</text:span><text:span text:style-name="T31"> ותכריז </text:span><text:span text:style-name="T34">מתחת ל-</text:span><text:span text:style-name="T99">t</text:span><text:span text:style-name="T91">i</text:span><text:span text:style-name="T32"> </text:span><text:span text:style-name="T34">- אתה לא תיבחר והתועלת שלך תהיה</text:span><text:span text:style-name="T35"> </text:span><text:span text:style-name="T34">0, בעוד שקודם לכן התועלת שלך היתה חיובית (כי</text:span><text:span text:style-name="T96"> </text:span><text:span text:style-name="T2">v</text:span><text:span text:style-name="T90">i</text:span><text:span text:style-name="T2"> &gt; t</text:span><text:span text:style-name="T90">i</text:span><text:span text:style-name="T34">).</text:span></text:p>
        </text:list-item>
        <text:list-item>
          <text:p text:style-name="P104"><text:span text:style-name="T34">א</text:span><text:span text:style-name="T18">ם לא נבחרת, ותכריז מעל</text:span><text:span text:style-name="T94"> </text:span><text:span text:style-name="T95">t</text:span><text:span text:style-name="T88">i</text:span><text:span text:style-name="T32"> </text:span><text:span text:style-name="T18">- אתה תיבחר ותשלם</text:span><text:span text:style-name="T94"> </text:span><text:span text:style-name="T95">t</text:span><text:span text:style-name="T88">i</text:span><text:span text:style-name="T18">, והתועלת שלך תהיה שלילית (כי</text:span><text:span text:style-name="T94"> </text:span><text:span text:style-name="T2">v</text:span><text:span text:style-name="T90">i</text:span><text:span text:style-name="T2"> </text:span><text:span text:style-name="T1">&lt;</text:span><text:span text:style-name="T2"> t</text:span><text:span text:style-name="T90">i</text:span><text:span text:style-name="T18">).</text:span></text:p>
        </text:list-item>
      </text:list>
      <text:p text:style-name="P54">***</text:p>
      <text:p text:style-name="P24"/>
      <text:p text:style-name="P24"/>
      <text:p text:style-name="Heading_20_2">מכרז מאירסון למילוי תרמיל</text:p>
      <text:p text:style-name="P28">עכשיו נחזור לבעיית התרמיל ונפתור אותה בעזרת מכרז מאירסון. </text:p>
      <text:p text:style-name="P34"><text:span text:style-name="T122">אנחנו מניחים ש</text:span><text:span text:style-name="T162">המשקל של כל משתתף ידוע</text:span><text:span text:style-name="T183">; </text:span><text:span text:style-name="T162">כל משתתף צריך להגיד רק את הערך שלו.</text:span></text:p>
      <text:p text:style-name="P36"><text:span text:style-name="T162">נ</text:span><text:span text:style-name="T159">בדוק כמה כללי-בחירה אפשריים.</text:span></text:p>
      <text:p text:style-name="P32"/>
      <text:p text:style-name="P34"><text:span text:style-name="T223">אלגוריתם חמדני א</text:span><text:span text:style-name="T183">: </text:span><text:span text:style-name="T159">סדר את החפצים בסדר יורד של הערך</text:span><text:span text:style-name="T183">, ו</text:span><text:span text:style-name="T159">בחר חפצים לפי הסדר עד שהתרמיל מתמלא.</text:span><text:span text:style-name="T183"> <text:s text:c="2"/>האלגוריתם הזה הוא לא כל כך יעיל, אבל הוא מונוטוני! שחקן שמגדיל את הערך שלו, רק מגדיל את סיכוייו להיבחר. <text:s/>לכן אפשר להשתמש במכרז מאירסון. </text:span><text:span text:style-name="T184">לדוגמה, אם </text:span><text:span text:style-name="T185">יש 51 חפצים עם </text:span><text:span text:style-name="T184">הערכים </text:span><text:span text:style-name="T185">הבאים</text:span><text:span text:style-name="T184">:</text:span></text:p>
      <text:p text:style-name="P85"><text:span text:style-name="T204">$100/100k</text:span><text:span text:style-name="T159">, $20/2k, $20/2k, $20/2k … </text:span></text:p>
      <text:p text:style-name="P54"><text:span text:style-name="T244">אז רק </text:span>הראשון <text:span text:style-name="T245">נבחר, והוא </text:span>משלם את <text:span text:style-name="T236">ערך הסף </text:span>שלו<text:span text:style-name="T246">, שהוא </text:span>$20<text:span text:style-name="T244"> (כי אם היה אומר פחות מ-$20, הכלל לא היה בוחר אותו).</text:span></text:p>
      <text:p text:style-name="P54"/>
      <text:p text:style-name="P54"/>
      <text:p text:style-name="P45"><text:span text:style-name="T223">אלגוריתם חמדני ב</text:span><text:span text:style-name="T159">:</text:span><text:span text:style-name="T186"> </text:span><text:span text:style-name="T159">סדר את החפצים בסדר יורד של </text:span><text:span text:style-name="T204">ערך/משקל</text:span><text:span text:style-name="T186">, ו</text:span><text:span text:style-name="T159">בחר חפצים לפי הסדר עד שהתרמיל מתמלא.</text:span><text:span text:style-name="T187"> <text:s text:c="2"/>גם </text:span><text:span text:style-name="T183">האלגוריתם הזה הוא מונוטוני</text:span><text:span text:style-name="T187"> - </text:span><text:span text:style-name="T183">שחקן שמגדיל את הערך שלו</text:span><text:span text:style-name="T187"> (כשהמשקל נשאר קבוע)</text:span><text:span text:style-name="T183">, רק מגדיל את סיכוייו להיבחר. </text:span><text:span text:style-name="T188">נשתמש </text:span><text:span text:style-name="T183">במכרז מאירסון. </text:span><text:span text:style-name="T184">לדוגמה, אם </text:span><text:span text:style-name="T185">יש </text:span><text:span text:style-name="T189">3</text:span><text:span text:style-name="T185"> חפצים עם </text:span><text:span text:style-name="T184">הערכים </text:span><text:span text:style-name="T185">הבאים</text:span><text:span text:style-name="T184">:</text:span></text:p>
      <text:p text:style-name="P85"><text:span text:style-name="T205">$20/2k, </text:span><text:span text:style-name="T207">$5/1k, </text:span><text:span text:style-name="T159">$100/100k.</text:span></text:p>
      <text:p text:style-name="P61">שני הראשונים נבחרים, והפעם לכל אחד יש ערך-סף שונה:</text:p>
      <text:list xml:id="list2126649131" text:style-name="L10">
        <text:list-item>
          <text:p text:style-name="P103"><text:span text:style-name="T29">ערך-הסף של </text:span><text:span text:style-name="T27">הראשון </text:span><text:span text:style-name="T28">הוא</text:span><text:span text:style-name="T18"> $2</text:span><text:span text:style-name="T28"> </text:span><text:span text:style-name="T29">- </text:span><text:span text:style-name="T28">כי אילו היה אומר פחות מ-$2, יחס ערך/משקל שלו היה קטן משל </text:span><text:span text:style-name="T30">החפץ השלישי</text:span><text:span text:style-name="T28">, והוא לא היה נבחר</text:span><text:span text:style-name="T30">.</text:span></text:p>
        </text:list-item>
        <text:list-item>
          <text:p text:style-name="P96">ערך-הסף של השני הוא $1 - מאותה סיבה.</text:p>
        </text:list-item>
      </text:list>
      <text:p text:style-name="P15">לכן הראשון ישלם $2 והשני ישלם $1.</text:p>
      <text:p text:style-name="P16">מעניין שהתשלום של כל שחקן פרופורציונלי למשקל שלו – יש כאן הגינות מסויימת (אם-כי האלגוריתם לא נועד בהכרח להיות הוגן).</text:p>
      <text:p text:style-name="P24"/>
      <text:p text:style-name="P9"><text:span text:style-name="T224">אל</text:span><text:span text:style-name="T223">גוריתם א+ב</text:span><text:span text:style-name="T159">: הפעל את שני האלגוריתמים החמדניים. בחר את התוצאה עם הסכום הגבוה.</text:span></text:p>
      <text:p text:style-name="P14">גם האלגוריתם הזה מונוטוני. הנה כמה דוגמאות לתוצאה של מכרז מאירסון:</text:p>
      <text:p text:style-name="P85"><text:span text:style-name="T204">$54/52k</text:span><text:span text:style-name="T159">, $52/51k, $49/49k</text:span></text:p>
      <text:p text:style-name="P54">הראשון זוכה ומשלם: <text:s text:c="2"/>$52 * (52k/51k)</text:p>
      <text:p text:style-name="P86"><text:soft-page-break/>$100/100k, <text:s/>$20/2k, <text:s/>$20/2k</text:p>
      <text:p text:style-name="P54">הראשון זוכה ומשלם $40. <text:s/></text:p>
      <text:p text:style-name="P86">$100/100k, $60/2k, <text:s/>$60/2k</text:p>
      <text:p text:style-name="P54">שני האחרונים זוכים ומשלמים: <text:span text:style-name="T250">כמה</text:span>? <text:span text:style-name="T250">(תרגיל כיתה)</text:span></text:p>
      <text:p text:style-name="P5">סיכום: ויקרי-קלארק-גרובס לעומת מאירסון</text:p>
      <text:p text:style-name="P37"><text:span text:style-name="T7">ראינו שתי דרכים לבנות מכרזים </text:span><text:span text:style-name="T8">מגלי-אמת</text:span><text:span text:style-name="T7"> - לכל דרך יש יתרונות וחסרונות:</text:span></text:p>
      <text:list xml:id="list2336740549" text:style-name="L11">
        <text:list-item>
          <text:p text:style-name="P130">היתרון של וק"ג - שהוא <text:span text:style-name="T247">עובד גם כשהשחקנים הם </text:span><text:span text:style-name="T237">רב-פרמטריים</text:span><text:span text:style-name="T247">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131">היתרון של מאירסון - שהוא עובד עם כל כלל-בחירה מונוטוני; החיסרון שלו - שהוא יודע לעבוד רק עם שחקנים <text:span text:style-name="T236">חד-פרמטריים </text:span>- לכל שחקן יש רק מספר אחד המציין את הערך שלו ל"היבחרות". הוא לא יכול לפתור בעיות עם שחקנים רב-פרמטריים.</text:p>
        </text:list-item>
      </text:list>
      <text:p text:style-name="P29">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48">בתחום.</text:span></text:p>
      <text:p text:style-name="P24"/>
      <text:p text:style-name="P90"/>
      <text:p text:style-name="P6">סיכם: אראל סגל-הלוי.</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2-09T11:09:17.973000000</dc:date>
    <meta:editing-duration>P10DT4H15M37S</meta:editing-duration>
    <meta:editing-cycles>1467</meta:editing-cycles>
    <meta:document-statistic meta:table-count="0" meta:image-count="0" meta:object-count="0" meta:page-count="6" meta:paragraph-count="127" meta:word-count="2246" meta:character-count="12185" meta:non-whitespace-character-count="9981"/>
  </office:meta>
</office:document-meta>
</file>